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142.94pt" svg:y="249.05pt">
            <draw:object draw:notify-on-update-of-ranges="Sheet1.A2:Sheet1.BR2 Sheet1.A3:Sheet1.BR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0" table:default-cell-style-name="Default"/>
        <table:table-row table:style-name="ro1">
          <table:table-cell office:value-type="float" office:value="66601" calcext:value-type="float">
            <text:p>66601</text:p>
          </table:table-cell>
          <table:table-cell office:value-type="float" office:value="66602" calcext:value-type="float">
            <text:p>66602</text:p>
          </table:table-cell>
          <table:table-cell office:value-type="float" office:value="66605" calcext:value-type="float">
            <text:p>66605</text:p>
          </table:table-cell>
          <table:table-cell office:value-type="float" office:value="66606" calcext:value-type="float">
            <text:p>66606</text:p>
          </table:table-cell>
          <table:table-cell office:value-type="float" office:value="66609" calcext:value-type="float">
            <text:p>66609</text:p>
          </table:table-cell>
          <table:table-cell office:value-type="float" office:value="66610" calcext:value-type="float">
            <text:p>66610</text:p>
          </table:table-cell>
          <table:table-cell office:value-type="float" office:value="66612" calcext:value-type="float">
            <text:p>66612</text:p>
          </table:table-cell>
          <table:table-cell office:value-type="float" office:value="66613" calcext:value-type="float">
            <text:p>66613</text:p>
          </table:table-cell>
          <table:table-cell office:value-type="float" office:value="66615" calcext:value-type="float">
            <text:p>66615</text:p>
          </table:table-cell>
          <table:table-cell office:value-type="float" office:value="66616" calcext:value-type="float">
            <text:p>66616</text:p>
          </table:table-cell>
          <table:table-cell office:value-type="float" office:value="66618" calcext:value-type="float">
            <text:p>66618</text:p>
          </table:table-cell>
          <table:table-cell office:value-type="float" office:value="66620" calcext:value-type="float">
            <text:p>66620</text:p>
          </table:table-cell>
          <table:table-cell office:value-type="float" office:value="66622" calcext:value-type="float">
            <text:p>66622</text:p>
          </table:table-cell>
          <table:table-cell office:value-type="float" office:value="66624" calcext:value-type="float">
            <text:p>66624</text:p>
          </table:table-cell>
          <table:table-cell office:value-type="float" office:value="66625" calcext:value-type="float">
            <text:p>66625</text:p>
          </table:table-cell>
          <table:table-cell office:value-type="float" office:value="66627" calcext:value-type="float">
            <text:p>66627</text:p>
          </table:table-cell>
          <table:table-cell office:value-type="float" office:value="66628" calcext:value-type="float">
            <text:p>66628</text:p>
          </table:table-cell>
          <table:table-cell office:value-type="float" office:value="66635" calcext:value-type="float">
            <text:p>66635</text:p>
          </table:table-cell>
          <table:table-cell office:value-type="float" office:value="66642" calcext:value-type="float">
            <text:p>66642</text:p>
          </table:table-cell>
          <table:table-cell office:value-type="float" office:value="66649" calcext:value-type="float">
            <text:p>66649</text:p>
          </table:table-cell>
          <table:table-cell office:value-type="float" office:value="66650" calcext:value-type="float">
            <text:p>66650</text:p>
          </table:table-cell>
          <table:table-cell office:value-type="float" office:value="66652" calcext:value-type="float">
            <text:p>66652</text:p>
          </table:table-cell>
          <table:table-cell office:value-type="float" office:value="66654" calcext:value-type="float">
            <text:p>66654</text:p>
          </table:table-cell>
          <table:table-cell office:value-type="float" office:value="66656" calcext:value-type="float">
            <text:p>66656</text:p>
          </table:table-cell>
          <table:table-cell office:value-type="float" office:value="66658" calcext:value-type="float">
            <text:p>66658</text:p>
          </table:table-cell>
          <table:table-cell office:value-type="float" office:value="66659" calcext:value-type="float">
            <text:p>66659</text:p>
          </table:table-cell>
          <table:table-cell office:value-type="float" office:value="66661" calcext:value-type="float">
            <text:p>66661</text:p>
          </table:table-cell>
          <table:table-cell office:value-type="float" office:value="66662" calcext:value-type="float">
            <text:p>66662</text:p>
          </table:table-cell>
          <table:table-cell office:value-type="float" office:value="66664" calcext:value-type="float">
            <text:p>66664</text:p>
          </table:table-cell>
          <table:table-cell office:value-type="float" office:value="66668" calcext:value-type="float">
            <text:p>66668</text:p>
          </table:table-cell>
          <table:table-cell office:value-type="float" office:value="66669" calcext:value-type="float">
            <text:p>66669</text:p>
          </table:table-cell>
          <table:table-cell office:value-type="float" office:value="66673" calcext:value-type="float">
            <text:p>66673</text:p>
          </table:table-cell>
          <table:table-cell office:value-type="float" office:value="66674" calcext:value-type="float">
            <text:p>66674</text:p>
          </table:table-cell>
          <table:table-cell office:value-type="float" office:value="66676" calcext:value-type="float">
            <text:p>66676</text:p>
          </table:table-cell>
          <table:table-cell office:value-type="float" office:value="66678" calcext:value-type="float">
            <text:p>66678</text:p>
          </table:table-cell>
          <table:table-cell office:value-type="float" office:value="66680" calcext:value-type="float">
            <text:p>66680</text:p>
          </table:table-cell>
          <table:table-cell office:value-type="float" office:value="66682" calcext:value-type="float">
            <text:p>66682</text:p>
          </table:table-cell>
          <table:table-cell office:value-type="float" office:value="66684" calcext:value-type="float">
            <text:p>66684</text:p>
          </table:table-cell>
          <table:table-cell office:value-type="float" office:value="66686" calcext:value-type="float">
            <text:p>66686</text:p>
          </table:table-cell>
          <table:table-cell office:value-type="float" office:value="66688" calcext:value-type="float">
            <text:p>66688</text:p>
          </table:table-cell>
          <table:table-cell office:value-type="float" office:value="66690" calcext:value-type="float">
            <text:p>66690</text:p>
          </table:table-cell>
          <table:table-cell office:value-type="float" office:value="66691" calcext:value-type="float">
            <text:p>66691</text:p>
          </table:table-cell>
          <table:table-cell office:value-type="float" office:value="66693" calcext:value-type="float">
            <text:p>66693</text:p>
          </table:table-cell>
          <table:table-cell office:value-type="float" office:value="66695" calcext:value-type="float">
            <text:p>66695</text:p>
          </table:table-cell>
          <table:table-cell office:value-type="float" office:value="66697" calcext:value-type="float">
            <text:p>66697</text:p>
          </table:table-cell>
          <table:table-cell office:value-type="float" office:value="66699" calcext:value-type="float">
            <text:p>66699</text:p>
          </table:table-cell>
          <table:table-cell office:value-type="float" office:value="66701" calcext:value-type="float">
            <text:p>66701</text:p>
          </table:table-cell>
          <table:table-cell office:value-type="float" office:value="66703" calcext:value-type="float">
            <text:p>66703</text:p>
          </table:table-cell>
          <table:table-cell office:value-type="float" office:value="66705" calcext:value-type="float">
            <text:p>66705</text:p>
          </table:table-cell>
          <table:table-cell office:value-type="float" office:value="66708" calcext:value-type="float">
            <text:p>66708</text:p>
          </table:table-cell>
          <table:table-cell office:value-type="float" office:value="66709" calcext:value-type="float">
            <text:p>66709</text:p>
          </table:table-cell>
          <table:table-cell office:value-type="float" office:value="66713" calcext:value-type="float">
            <text:p>66713</text:p>
          </table:table-cell>
          <table:table-cell office:value-type="float" office:value="66714" calcext:value-type="float">
            <text:p>66714</text:p>
          </table:table-cell>
          <table:table-cell office:value-type="float" office:value="66716" calcext:value-type="float">
            <text:p>66716</text:p>
          </table:table-cell>
          <table:table-cell office:value-type="float" office:value="66717" calcext:value-type="float">
            <text:p>66717</text:p>
          </table:table-cell>
          <table:table-cell office:value-type="float" office:value="66719" calcext:value-type="float">
            <text:p>66719</text:p>
          </table:table-cell>
          <table:table-cell office:value-type="float" office:value="66720" calcext:value-type="float">
            <text:p>66720</text:p>
          </table:table-cell>
          <table:table-cell office:value-type="float" office:value="66722" calcext:value-type="float">
            <text:p>66722</text:p>
          </table:table-cell>
          <table:table-cell office:value-type="float" office:value="66724" calcext:value-type="float">
            <text:p>66724</text:p>
          </table:table-cell>
          <table:table-cell office:value-type="float" office:value="66726" calcext:value-type="float">
            <text:p>66726</text:p>
          </table:table-cell>
          <table:table-cell office:value-type="float" office:value="66728" calcext:value-type="float">
            <text:p>66728</text:p>
          </table:table-cell>
          <table:table-cell office:value-type="float" office:value="66731" calcext:value-type="float">
            <text:p>66731</text:p>
          </table:table-cell>
          <table:table-cell office:value-type="float" office:value="66732" calcext:value-type="float">
            <text:p>66732</text:p>
          </table:table-cell>
          <table:table-cell office:value-type="float" office:value="66735" calcext:value-type="float">
            <text:p>66735</text:p>
          </table:table-cell>
          <table:table-cell office:value-type="float" office:value="66736" calcext:value-type="float">
            <text:p>66736</text:p>
          </table:table-cell>
          <table:table-cell office:value-type="float" office:value="66738" calcext:value-type="float">
            <text:p>66738</text:p>
          </table:table-cell>
          <table:table-cell office:value-type="float" office:value="66739" calcext:value-type="float">
            <text:p>66739</text:p>
          </table:table-cell>
          <table:table-cell office:value-type="float" office:value="66742" calcext:value-type="float">
            <text:p>66742</text:p>
          </table:table-cell>
          <table:table-cell office:value-type="float" office:value="66743" calcext:value-type="float">
            <text:p>66743</text:p>
          </table:table-cell>
          <table:table-cell office:value-type="float" office:value="66751" calcext:value-type="float">
            <text:p>66751</text:p>
          </table:table-cell>
        </table:table-row>
        <table:table-row table:style-name="ro1">
          <table:table-cell office:value-type="float" office:value="25.2991" calcext:value-type="float">
            <text:p>25.2991</text:p>
          </table:table-cell>
          <table:table-cell office:value-type="float" office:value="25.3196" calcext:value-type="float">
            <text:p>25.3196</text:p>
          </table:table-cell>
          <table:table-cell office:value-type="float" office:value="25.5232" calcext:value-type="float">
            <text:p>25.5232</text:p>
          </table:table-cell>
          <table:table-cell office:value-type="float" office:value="25.5566" calcext:value-type="float">
            <text:p>25.5566</text:p>
          </table:table-cell>
          <table:table-cell office:value-type="float" office:value="25.4077" calcext:value-type="float">
            <text:p>25.4077</text:p>
          </table:table-cell>
          <table:table-cell office:value-type="float" office:value="25.4001" calcext:value-type="float">
            <text:p>25.4001</text:p>
          </table:table-cell>
          <table:table-cell office:value-type="float" office:value="25.2378" calcext:value-type="float">
            <text:p>25.2378</text:p>
          </table:table-cell>
          <table:table-cell office:value-type="float" office:value="25.0942" calcext:value-type="float">
            <text:p>25.0942</text:p>
          </table:table-cell>
          <table:table-cell office:value-type="float" office:value="25.2678" calcext:value-type="float">
            <text:p>25.2678</text:p>
          </table:table-cell>
          <table:table-cell office:value-type="float" office:value="25.321" calcext:value-type="float">
            <text:p>25.321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2866" calcext:value-type="float">
            <text:p>25.2866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4573" calcext:value-type="float">
            <text:p>25.4573</text:p>
          </table:table-cell>
          <table:table-cell office:value-type="float" office:value="25.5615" calcext:value-type="float">
            <text:p>25.5615</text:p>
          </table:table-cell>
          <table:table-cell office:value-type="float" office:value="25.4131" calcext:value-type="float">
            <text:p>25.4131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9829" calcext:value-type="float">
            <text:p>25.9829</text:p>
          </table:table-cell>
          <table:table-cell office:value-type="float" office:value="26.0623" calcext:value-type="float">
            <text:p>26.0623</text:p>
          </table:table-cell>
          <table:table-cell office:value-type="float" office:value="25.3872" calcext:value-type="float">
            <text:p>25.3872</text:p>
          </table:table-cell>
          <table:table-cell office:value-type="float" office:value="25.3245" calcext:value-type="float">
            <text:p>25.3245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3469" calcext:value-type="float">
            <text:p>25.3469</text:p>
          </table:table-cell>
          <table:table-cell office:value-type="float" office:value="25.3069" calcext:value-type="float">
            <text:p>25.3069</text:p>
          </table:table-cell>
          <table:table-cell office:value-type="float" office:value="25.4155" calcext:value-type="float">
            <text:p>25.4155</text:p>
          </table:table-cell>
          <table:table-cell office:value-type="float" office:value="25.4883" calcext:value-type="float">
            <text:p>25.4883</text:p>
          </table:table-cell>
          <table:table-cell office:value-type="float" office:value="25.377" calcext:value-type="float">
            <text:p>25.377</text:p>
          </table:table-cell>
          <table:table-cell office:value-type="float" office:value="25.3115" calcext:value-type="float">
            <text:p>25.3115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3274" calcext:value-type="float">
            <text:p>25.3274</text:p>
          </table:table-cell>
          <table:table-cell office:value-type="float" office:value="25.3325" calcext:value-type="float">
            <text:p>25.3325</text:p>
          </table:table-cell>
          <table:table-cell office:value-type="float" office:value="25.3142" calcext:value-type="float">
            <text:p>25.3142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2234" calcext:value-type="float">
            <text:p>25.2234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2788" calcext:value-type="float">
            <text:p>25.2788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3079" calcext:value-type="float">
            <text:p>25.3079</text:p>
          </table:table-cell>
          <table:table-cell office:value-type="float" office:value="25.2815" calcext:value-type="float">
            <text:p>25.2815</text:p>
          </table:table-cell>
          <table:table-cell office:value-type="float" office:value="25.1514" calcext:value-type="float">
            <text:p>25.1514</text:p>
          </table:table-cell>
          <table:table-cell office:value-type="float" office:value="25.2947" calcext:value-type="float">
            <text:p>25.2947</text:p>
          </table:table-cell>
          <table:table-cell office:value-type="float" office:value="25.3083" calcext:value-type="float">
            <text:p>25.3083</text:p>
          </table:table-cell>
          <table:table-cell office:value-type="float" office:value="25.3086" calcext:value-type="float">
            <text:p>25.3086</text:p>
          </table:table-cell>
          <table:table-cell office:value-type="float" office:value="25.3252" calcext:value-type="float">
            <text:p>25.3252</text:p>
          </table:table-cell>
          <table:table-cell office:value-type="float" office:value="25.2805" calcext:value-type="float">
            <text:p>25.2805</text:p>
          </table:table-cell>
          <table:table-cell office:value-type="float" office:value="25.3081" calcext:value-type="float">
            <text:p>25.3081</text:p>
          </table:table-cell>
          <table:table-cell office:value-type="float" office:value="25.2292" calcext:value-type="float">
            <text:p>25.2292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2627" calcext:value-type="float">
            <text:p>25.2627</text:p>
          </table:table-cell>
          <table:table-cell office:value-type="float" office:value="25.3999" calcext:value-type="float">
            <text:p>25.3999</text:p>
          </table:table-cell>
          <table:table-cell office:value-type="float" office:value="25.4321" calcext:value-type="float">
            <text:p>25.4321</text:p>
          </table:table-cell>
          <table:table-cell office:value-type="float" office:value="25.325" calcext:value-type="float">
            <text:p>25.325</text:p>
          </table:table-cell>
          <table:table-cell office:value-type="float" office:value="25.3235" calcext:value-type="float">
            <text:p>25.3235</text:p>
          </table:table-cell>
          <table:table-cell office:value-type="float" office:value="25.2097" calcext:value-type="float">
            <text:p>25.2097</text:p>
          </table:table-cell>
          <table:table-cell office:value-type="float" office:value="25.1216" calcext:value-type="float">
            <text:p>25.1216</text:p>
          </table:table-cell>
          <table:table-cell office:value-type="float" office:value="25.2515" calcext:value-type="float">
            <text:p>25.2515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3364" calcext:value-type="float">
            <text:p>25.3364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2756" calcext:value-type="float">
            <text:p>25.2756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0645" calcext:value-type="float">
            <text:p>25.0645</text:p>
          </table:table-cell>
          <table:table-cell office:value-type="float" office:value="24.9795" calcext:value-type="float">
            <text:p>24.9795</text:p>
          </table:table-cell>
          <table:table-cell office:value-type="float" office:value="25.2241" calcext:value-type="float">
            <text:p>25.2241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25.3062" calcext:value-type="float">
            <text:p>25.3062</text:p>
          </table:table-cell>
          <table:table-cell office:value-type="float" office:value="25.304" calcext:value-type="float">
            <text:p>25.304</text:p>
          </table:table-cell>
          <table:table-cell office:value-type="float" office:value="25.1653" calcext:value-type="float">
            <text:p>25.1653</text:p>
          </table:table-cell>
          <table:table-cell office:value-type="float" office:value="25.1409" calcext:value-type="float">
            <text:p>25.1409</text:p>
          </table:table-cell>
          <table:table-cell office:value-type="float" office:value="26.1399" calcext:value-type="float">
            <text:p>26.1399</text:p>
          </table:table-cell>
        </table:table-row>
        <table:table-row table:style-name="ro1">
          <table:table-cell office:value-type="float" office:value="12.9097" calcext:value-type="float">
            <text:p>12.9097</text:p>
          </table:table-cell>
          <table:table-cell office:value-type="float" office:value="12.8931" calcext:value-type="float">
            <text:p>12.8931</text:p>
          </table:table-cell>
          <table:table-cell office:value-type="float" office:value="12.5786" calcext:value-type="float">
            <text:p>12.5786</text:p>
          </table:table-cell>
          <table:table-cell office:value-type="float" office:value="12.5271" calcext:value-type="float">
            <text:p>12.5271</text:p>
          </table:table-cell>
          <table:table-cell office:value-type="float" office:value="12.8708" calcext:value-type="float">
            <text:p>12.8708</text:p>
          </table:table-cell>
          <table:table-cell office:value-type="float" office:value="12.8887" calcext:value-type="float">
            <text:p>12.8887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12.7129" calcext:value-type="float">
            <text:p>12.7129</text:p>
          </table:table-cell>
          <table:table-cell office:value-type="float" office:value="12.7837" calcext:value-type="float">
            <text:p>12.7837</text:p>
          </table:table-cell>
          <table:table-cell office:value-type="float" office:value="12.8054" calcext:value-type="float">
            <text:p>12.8054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8088" calcext:value-type="float">
            <text:p>12.8088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7053" calcext:value-type="float">
            <text:p>12.7053</text:p>
          </table:table-cell>
          <table:table-cell office:value-type="float" office:value="12.625" calcext:value-type="float">
            <text:p>12.625</text:p>
          </table:table-cell>
          <table:table-cell office:value-type="float" office:value="12.7395" calcext:value-type="float">
            <text:p>12.7395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3.7192" calcext:value-type="float">
            <text:p>13.7192</text:p>
          </table:table-cell>
          <table:table-cell office:value-type="float" office:value="13.8354" calcext:value-type="float">
            <text:p>13.8354</text:p>
          </table:table-cell>
          <table:table-cell office:value-type="float" office:value="12.9133" calcext:value-type="float">
            <text:p>12.9133</text:p>
          </table:table-cell>
          <table:table-cell office:value-type="float" office:value="12.8215" calcext:value-type="float">
            <text:p>12.8215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7617" calcext:value-type="float">
            <text:p>12.7617</text:p>
          </table:table-cell>
          <table:table-cell office:value-type="float" office:value="12.8083" calcext:value-type="float">
            <text:p>12.8083</text:p>
          </table:table-cell>
          <table:table-cell office:value-type="float" office:value="12.9609" calcext:value-type="float">
            <text:p>12.9609</text:p>
          </table:table-cell>
          <table:table-cell office:value-type="float" office:value="13.0627" calcext:value-type="float">
            <text:p>13.0627</text:p>
          </table:table-cell>
          <table:table-cell office:value-type="float" office:value="12.9121" calcext:value-type="float">
            <text:p>12.9121</text:p>
          </table:table-cell>
          <table:table-cell office:value-type="float" office:value="12.824" calcext:value-type="float">
            <text:p>12.824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2581" calcext:value-type="float">
            <text:p>12.2581</text:p>
          </table:table-cell>
          <table:table-cell office:value-type="float" office:value="12.1111" calcext:value-type="float">
            <text:p>12.1111</text:p>
          </table:table-cell>
          <table:table-cell office:value-type="float" office:value="12.6729" calcext:value-type="float">
            <text:p>12.6729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8555" calcext:value-type="float">
            <text:p>12.8555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8408" calcext:value-type="float">
            <text:p>12.8408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6768" calcext:value-type="float">
            <text:p>12.6768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6855" calcext:value-type="float">
            <text:p>12.6855</text:p>
          </table:table-cell>
          <table:table-cell office:value-type="float" office:value="12.8062" calcext:value-type="float">
            <text:p>12.8062</text:p>
          </table:table-cell>
          <table:table-cell office:value-type="float" office:value="12.8176" calcext:value-type="float">
            <text:p>12.8176</text:p>
          </table:table-cell>
          <table:table-cell office:value-type="float" office:value="12.8191" calcext:value-type="float">
            <text:p>12.8191</text:p>
          </table:table-cell>
          <table:table-cell office:value-type="float" office:value="12.8269" calcext:value-type="float">
            <text:p>12.8269</text:p>
          </table:table-cell>
          <table:table-cell office:value-type="float" office:value="12.9016" calcext:value-type="float">
            <text:p>12.9016</text:p>
          </table:table-cell>
          <table:table-cell office:value-type="float" office:value="12.8179" calcext:value-type="float">
            <text:p>12.8179</text:p>
          </table:table-cell>
          <table:table-cell office:value-type="float" office:value="12.8064" calcext:value-type="float">
            <text:p>12.8064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8784" calcext:value-type="float">
            <text:p>12.8784</text:p>
          </table:table-cell>
          <table:table-cell office:value-type="float" office:value="13.2271" calcext:value-type="float">
            <text:p>13.2271</text:p>
          </table:table-cell>
          <table:table-cell office:value-type="float" office:value="13.3086" calcext:value-type="float">
            <text:p>13.3086</text:p>
          </table:table-cell>
          <table:table-cell office:value-type="float" office:value="12.7571" calcext:value-type="float">
            <text:p>12.7571</text:p>
          </table:table-cell>
          <table:table-cell office:value-type="float" office:value="12.751" calcext:value-type="float">
            <text:p>12.751</text:p>
          </table:table-cell>
          <table:table-cell office:value-type="float" office:value="12.8997" calcext:value-type="float">
            <text:p>12.8997</text:p>
          </table:table-cell>
          <table:table-cell office:value-type="float" office:value="13.0146" calcext:value-type="float">
            <text:p>13.0146</text:p>
          </table:table-cell>
          <table:table-cell office:value-type="float" office:value="12.8796" calcext:value-type="float">
            <text:p>12.8796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8328" calcext:value-type="float">
            <text:p>12.8328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8577" calcext:value-type="float">
            <text:p>12.8577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2.5356" calcext:value-type="float">
            <text:p>12.5356</text:p>
          </table:table-cell>
          <table:table-cell office:value-type="float" office:value="12.437" calcext:value-type="float">
            <text:p>12.437</text:p>
          </table:table-cell>
          <table:table-cell office:value-type="float" office:value="12.7212" calcext:value-type="float">
            <text:p>12.7212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13.0071" calcext:value-type="float">
            <text:p>13.0071</text:p>
          </table:table-cell>
          <table:table-cell office:value-type="float" office:value="13.1494" calcext:value-type="float">
            <text:p>13.1494</text:p>
          </table:table-cell>
          <table:table-cell office:value-type="float" office:value="12.8013" calcext:value-type="float">
            <text:p>12.8013</text:p>
          </table:table-cell>
          <table:table-cell office:value-type="float" office:value="12.7397" calcext:value-type="float">
            <text:p>12.7397</text:p>
          </table:table-cell>
          <table:table-cell office:value-type="float" office:value="13.384" calcext:value-type="float">
            <text:p>13.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table:number-columns-repeated="4" table:style-name="ce1"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  <table:table-cell office:value-type="float" office:value="3674" calcext:value-type="float">
            <text:p>36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take</text:p>
          </table:table-cell>
          <table:table-cell table:number-columns-repeated="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4417" calcext:value-type="float">
            <text:p>28.4417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16" calcext:value-type="float">
            <text:p>16</text:p>
          </table:table-cell>
          <table:table-cell table:formula="of:=IF(AND([.J11]=16; [.J12]=16); 1;0)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5.5906" calcext:value-type="float">
            <text:p>25.5906</text:p>
          </table:table-cell>
          <table:table-cell office:value-type="float" office:value="13.6714" calcext:value-type="float">
            <text:p>13.6714</text:p>
          </table:table-cell>
          <table:table-cell office:value-type="float" office:value="16" calcext:value-type="float">
            <text:p>16</text:p>
          </table:table-cell>
          <table:table-cell table:formula="of:=IF(AND([.J6]=16; [.J7]=16); 1;0)" office:value-type="float" office:value="0" calcext:value-type="float">
            <text:p>0</text:p>
          </table:table-cell>
          <table:table-cell/>
          <table:table-cell table:formula="of:=IF([.J6]=16; [.G6]; -1)" office:value-type="float" office:value="85" calcext:value-type="float">
            <text:p>85</text:p>
          </table:table-cell>
          <table:table-cell table:formula="of:=MATCH(16;[.J7:.J9];1)" office:value-type="float" office:value="2" calcext:value-type="float">
            <text:p>2</text:p>
          </table:table-cell>
          <table:table-cell/>
          <table:table-cell table:formula="of:=IF([.J6]=16; OFFSET([.G6];MATCH(16;[.J7:.J12];0);0)-[.G6];0)" office:value-type="float" office:value="3" calcext:value-type="float">
            <text:p>3</text:p>
          </table:table-cell>
          <table:table-cell table:formula="of:=IF([.P6]=2;1;0)" office:value-type="float" office:value="0" calcext:value-type="float">
            <text:p>0</text:p>
          </table:table-cell>
          <table:table-cell table:formula="of:=IF([.Q6]=[.K6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4417" calcext:value-type="float">
            <text:p>28.4417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23" calcext:value-type="float">
            <text:p>23</text:p>
          </table:table-cell>
          <table:table-cell table:formula="of:=IF(AND([.J12]=16; [.J13]=16); 1;0)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5.5999" calcext:value-type="float">
            <text:p>25.5999</text:p>
          </table:table-cell>
          <table:table-cell office:value-type="float" office:value="13.6636" calcext:value-type="float">
            <text:p>13.6636</text:p>
          </table:table-cell>
          <table:table-cell office:value-type="float" office:value="3674" calcext:value-type="float">
            <text:p>3674</text:p>
          </table:table-cell>
          <table:table-cell table:formula="of:=IF(AND([.J7]=16; [.J8]=16); 1;0)" office:value-type="float" office:value="0" calcext:value-type="float">
            <text:p>0</text:p>
          </table:table-cell>
          <table:table-cell/>
          <table:table-cell table:formula="of:=IF([.J7]=16; [.G7]; -1)" office:value-type="float" office:value="-1" calcext:value-type="float">
            <text:p>-1</text:p>
          </table:table-cell>
          <table:table-cell table:formula="of:=MATCH(16;[.J8:.J10];0)" office:value-type="float" office:value="1" calcext:value-type="float">
            <text:p>1</text:p>
          </table:table-cell>
          <table:table-cell/>
          <table:table-cell table:formula="of:=IF([.J7]=16; OFFSET([.G7];MATCH(16;[.J8:.J13];0);0)-[.G7];0)" office:value-type="float" office:value="0" calcext:value-type="float">
            <text:p>0</text:p>
          </table:table-cell>
          <table:table-cell table:formula="of:=IF([.P7]=2;1;0)" office:value-type="float" office:value="0" calcext:value-type="float">
            <text:p>0</text:p>
          </table:table-cell>
          <table:table-cell table:formula="of:=IF([.Q7]=[.K7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3372" calcext:value-type="float">
            <text:p>28.3372</text:p>
          </table:table-cell>
          <table:table-cell office:value-type="float" office:value="15.3247" calcext:value-type="float">
            <text:p>15.3247</text:p>
          </table:table-cell>
          <table:table-cell office:value-type="float" office:value="16" calcext:value-type="float">
            <text:p>16</text:p>
          </table:table-cell>
          <table:table-cell table:formula="of:=IF(AND([.J13]=16; [.J14]=16); 1;0)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.4658" calcext:value-type="float">
            <text:p>25.4658</text:p>
          </table:table-cell>
          <table:table-cell office:value-type="float" office:value="13.7944" calcext:value-type="float">
            <text:p>13.7944</text:p>
          </table:table-cell>
          <table:table-cell office:value-type="float" office:value="16" calcext:value-type="float">
            <text:p>16</text:p>
          </table:table-cell>
          <table:table-cell table:formula="of:=IF(AND([.J8]=16; [.J9]=16); 1;0)" office:value-type="float" office:value="0" calcext:value-type="float">
            <text:p>0</text:p>
          </table:table-cell>
          <table:table-cell/>
          <table:table-cell table:formula="of:=IF([.J8]=16; [.G8]; -1)" office:value-type="float" office:value="88" calcext:value-type="float">
            <text:p>88</text:p>
          </table:table-cell>
          <table:table-cell table:formula="of:=MATCH(16;[.J9:.J11];0)" office:value-type="float" office:value="2" calcext:value-type="float">
            <text:p>2</text:p>
          </table:table-cell>
          <table:table-cell/>
          <table:table-cell table:formula="of:=IF([.J8]=16; OFFSET([.G8];MATCH(16;[.J9:.J14];0);0)-[.G8];0)" office:value-type="float" office:value="5" calcext:value-type="float">
            <text:p>5</text:p>
          </table:table-cell>
          <table:table-cell table:formula="of:=IF([.P8]=2;1;0)" office:value-type="float" office:value="0" calcext:value-type="float">
            <text:p>0</text:p>
          </table:table-cell>
          <table:table-cell table:formula="of:=IF([.Q8]=[.K8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3372" calcext:value-type="float">
            <text:p>28.3372</text:p>
          </table:table-cell>
          <table:table-cell office:value-type="float" office:value="15.3247" calcext:value-type="float">
            <text:p>15.3247</text:p>
          </table:table-cell>
          <table:table-cell office:value-type="float" office:value="23" calcext:value-type="float">
            <text:p>23</text:p>
          </table:table-cell>
          <table:table-cell table:formula="of:=IF(AND([.J14]=16; [.J15]=16); 1;0)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5.3384" calcext:value-type="float">
            <text:p>25.3384</text:p>
          </table:table-cell>
          <table:table-cell office:value-type="float" office:value="13.9185" calcext:value-type="float">
            <text:p>13.9185</text:p>
          </table:table-cell>
          <table:table-cell office:value-type="float" office:value="3674" calcext:value-type="float">
            <text:p>3674</text:p>
          </table:table-cell>
          <table:table-cell table:formula="of:=IF(AND([.J9]=16; [.J10]=16); 1;0)" office:value-type="float" office:value="0" calcext:value-type="float">
            <text:p>0</text:p>
          </table:table-cell>
          <table:table-cell/>
          <table:table-cell table:formula="of:=IF([.J9]=16; [.G9]; -1)" office:value-type="float" office:value="-1" calcext:value-type="float">
            <text:p>-1</text:p>
          </table:table-cell>
          <table:table-cell table:formula="of:=MATCH(16;[.J10:.J12];0)" office:value-type="float" office:value="1" calcext:value-type="float">
            <text:p>1</text:p>
          </table:table-cell>
          <table:table-cell/>
          <table:table-cell table:formula="of:=IF([.J9]=16; OFFSET([.G9];MATCH(16;[.J10:.J15];0);0)-[.G9];0)" office:value-type="float" office:value="0" calcext:value-type="float">
            <text:p>0</text:p>
          </table:table-cell>
          <table:table-cell table:formula="of:=IF([.P9]=2;1;0)" office:value-type="float" office:value="0" calcext:value-type="float">
            <text:p>0</text:p>
          </table:table-cell>
          <table:table-cell table:formula="of:=IF([.Q9]=[.K9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418" calcext:value-type="float">
            <text:p>28.418</text:p>
          </table:table-cell>
          <table:table-cell office:value-type="float" office:value="15.2761" calcext:value-type="float">
            <text:p>15.2761</text:p>
          </table:table-cell>
          <table:table-cell office:value-type="float" office:value="16" calcext:value-type="float">
            <text:p>16</text:p>
          </table:table-cell>
          <table:table-cell table:formula="of:=IF(AND([.J15]=16; [.J16]=16); 1;0)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5.55" calcext:value-type="float">
            <text:p>25.55</text:p>
          </table:table-cell>
          <table:table-cell office:value-type="float" office:value="13.3977" calcext:value-type="float">
            <text:p>13.3977</text:p>
          </table:table-cell>
          <table:table-cell office:value-type="float" office:value="16" calcext:value-type="float">
            <text:p>16</text:p>
          </table:table-cell>
          <table:table-cell table:formula="of:=IF(AND([.J10]=16; [.J11]=16); 1;0)" office:value-type="float" office:value="0" calcext:value-type="float">
            <text:p>0</text:p>
          </table:table-cell>
          <table:table-cell/>
          <table:table-cell table:formula="of:=IF([.J10]=16; [.G10]; -1)" office:value-type="float" office:value="93" calcext:value-type="float">
            <text:p>93</text:p>
          </table:table-cell>
          <table:table-cell table:formula="of:=MATCH(16;[.J11:.J13];0)" office:value-type="float" office:value="2" calcext:value-type="float">
            <text:p>2</text:p>
          </table:table-cell>
          <table:table-cell/>
          <table:table-cell table:formula="of:=IF([.J10]=16; OFFSET([.G10];MATCH(16;[.J11:.J16];0);0)-[.G10];0)" office:value-type="float" office:value="5" calcext:value-type="float">
            <text:p>5</text:p>
          </table:table-cell>
          <table:table-cell table:formula="of:=IF([.P10]=2;1;0)" office:value-type="float" office:value="0" calcext:value-type="float">
            <text:p>0</text:p>
          </table:table-cell>
          <table:table-cell table:formula="of:=IF([.Q10]=[.K10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.9294" calcext:value-type="float">
            <text:p>30.9294</text:p>
          </table:table-cell>
          <table:table-cell office:value-type="float" office:value="13.3428" calcext:value-type="float">
            <text:p>13.3428</text:p>
          </table:table-cell>
          <table:table-cell office:value-type="float" office:value="23" calcext:value-type="float">
            <text:p>23</text:p>
          </table:table-cell>
          <table:table-cell table:formula="of:=IF(AND([.J16]=16; [.J17]=16); 1;0)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.593" calcext:value-type="float">
            <text:p>25.593</text:p>
          </table:table-cell>
          <table:table-cell office:value-type="float" office:value="13.2932" calcext:value-type="float">
            <text:p>13.2932</text:p>
          </table:table-cell>
          <table:table-cell office:value-type="float" office:value="3674" calcext:value-type="float">
            <text:p>3674</text:p>
          </table:table-cell>
          <table:table-cell table:formula="of:=IF(AND([.J11]=16; [.J12]=16); 1;0)" office:value-type="float" office:value="0" calcext:value-type="float">
            <text:p>0</text:p>
          </table:table-cell>
          <table:table-cell/>
          <table:table-cell table:formula="of:=IF([.J11]=16; [.G11]; -1)" office:value-type="float" office:value="-1" calcext:value-type="float">
            <text:p>-1</text:p>
          </table:table-cell>
          <table:table-cell table:formula="of:=MATCH(16;[.J12:.J14];0)" office:value-type="float" office:value="1" calcext:value-type="float">
            <text:p>1</text:p>
          </table:table-cell>
          <table:table-cell/>
          <table:table-cell table:formula="of:=IF([.J11]=16; OFFSET([.G11];MATCH(16;[.J12:.J17];0);0)-[.G11];0)" office:value-type="float" office:value="0" calcext:value-type="float">
            <text:p>0</text:p>
          </table:table-cell>
          <table:table-cell table:formula="of:=IF([.P11]=2;1;0)" office:value-type="float" office:value="0" calcext:value-type="float">
            <text:p>0</text:p>
          </table:table-cell>
          <table:table-cell table:formula="of:=IF([.Q11]=[.K11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.6052" calcext:value-type="float">
            <text:p>28.6052</text:p>
          </table:table-cell>
          <table:table-cell office:value-type="float" office:value="15.2373" calcext:value-type="float">
            <text:p>15.2373</text:p>
          </table:table-cell>
          <table:table-cell office:value-type="float" office:value="16" calcext:value-type="float">
            <text:p>16</text:p>
          </table:table-cell>
          <table:table-cell table:formula="of:=IF(AND([.J17]=16; [.J18]=16); 1;0)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5.604" calcext:value-type="float">
            <text:p>25.604</text:p>
          </table:table-cell>
          <table:table-cell office:value-type="float" office:value="13.855" calcext:value-type="float">
            <text:p>13.855</text:p>
          </table:table-cell>
          <table:table-cell office:value-type="float" office:value="16" calcext:value-type="float">
            <text:p>16</text:p>
          </table:table-cell>
          <table:table-cell table:formula="of:=IF(AND([.J12]=16; [.J13]=16); 1;0)" office:value-type="float" office:value="0" calcext:value-type="float">
            <text:p>0</text:p>
          </table:table-cell>
          <table:table-cell/>
          <table:table-cell table:formula="of:=IF([.J12]=16; [.G12]; -1)" office:value-type="float" office:value="98" calcext:value-type="float">
            <text:p>98</text:p>
          </table:table-cell>
          <table:table-cell table:formula="of:=MATCH(16;[.J13:.J15];0)" office:value-type="float" office:value="2" calcext:value-type="float">
            <text:p>2</text:p>
          </table:table-cell>
          <table:table-cell/>
          <table:table-cell table:formula="of:=IF([.J12]=16; OFFSET([.G12];MATCH(16;[.J13:.J18];0);0)-[.G12];0)" office:value-type="float" office:value="3" calcext:value-type="float">
            <text:p>3</text:p>
          </table:table-cell>
          <table:table-cell table:formula="of:=IF([.P12]=2;1;0)" office:value-type="float" office:value="0" calcext:value-type="float">
            <text:p>0</text:p>
          </table:table-cell>
          <table:table-cell table:formula="of:=IF([.Q12]=[.K12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.5085" calcext:value-type="float">
            <text:p>28.5085</text:p>
          </table:table-cell>
          <table:table-cell office:value-type="float" office:value="15.3164" calcext:value-type="float">
            <text:p>15.3164</text:p>
          </table:table-cell>
          <table:table-cell office:value-type="float" office:value="3674" calcext:value-type="float">
            <text:p>3674</text:p>
          </table:table-cell>
          <table:table-cell table:formula="of:=IF(AND([.J18]=16; [.J19]=16); 1;0)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5.6067" calcext:value-type="float">
            <text:p>25.6067</text:p>
          </table:table-cell>
          <table:table-cell office:value-type="float" office:value="13.9778" calcext:value-type="float">
            <text:p>13.9778</text:p>
          </table:table-cell>
          <table:table-cell office:value-type="float" office:value="3674" calcext:value-type="float">
            <text:p>3674</text:p>
          </table:table-cell>
          <table:table-cell table:formula="of:=IF(AND([.J13]=16; [.J14]=16); 1;0)" office:value-type="float" office:value="0" calcext:value-type="float">
            <text:p>0</text:p>
          </table:table-cell>
          <table:table-cell/>
          <table:table-cell table:formula="of:=IF([.J13]=16; [.G13]; -1)" office:value-type="float" office:value="-1" calcext:value-type="float">
            <text:p>-1</text:p>
          </table:table-cell>
          <table:table-cell table:formula="of:=MATCH(16;[.J14:.J16];0)" office:value-type="float" office:value="1" calcext:value-type="float">
            <text:p>1</text:p>
          </table:table-cell>
          <table:table-cell/>
          <table:table-cell table:formula="of:=IF([.J13]=16; OFFSET([.G13];MATCH(16;[.J14:.J19];0);0)-[.G13];0)" office:value-type="float" office:value="0" calcext:value-type="float">
            <text:p>0</text:p>
          </table:table-cell>
          <table:table-cell table:formula="of:=IF([.P13]=2;1;0)" office:value-type="float" office:value="0" calcext:value-type="float">
            <text:p>0</text:p>
          </table:table-cell>
          <table:table-cell table:formula="of:=IF([.Q13]=[.K13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.3228" calcext:value-type="float">
            <text:p>28.3228</text:p>
          </table:table-cell>
          <table:table-cell office:value-type="float" office:value="15.3408" calcext:value-type="float">
            <text:p>15.3408</text:p>
          </table:table-cell>
          <table:table-cell office:value-type="float" office:value="16" calcext:value-type="float">
            <text:p>16</text:p>
          </table:table-cell>
          <table:table-cell table:formula="of:=IF(AND([.J19]=16; [.J20]=16); 1;0)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.6018" calcext:value-type="float">
            <text:p>25.6018</text:p>
          </table:table-cell>
          <table:table-cell office:value-type="float" office:value="13.7905" calcext:value-type="float">
            <text:p>13.7905</text:p>
          </table:table-cell>
          <table:table-cell office:value-type="float" office:value="16" calcext:value-type="float">
            <text:p>16</text:p>
          </table:table-cell>
          <table:table-cell table:formula="of:=IF(AND([.J14]=16; [.J15]=16); 1;0)" office:value-type="float" office:value="0" calcext:value-type="float">
            <text:p>0</text:p>
          </table:table-cell>
          <table:table-cell/>
          <table:table-cell table:formula="of:=IF([.J14]=16; [.G14]; -1)" office:value-type="float" office:value="101" calcext:value-type="float">
            <text:p>101</text:p>
          </table:table-cell>
          <table:table-cell table:formula="of:=MATCH(16;[.J15:.J17];0)" office:value-type="float" office:value="2" calcext:value-type="float">
            <text:p>2</text:p>
          </table:table-cell>
          <table:table-cell/>
          <table:table-cell table:formula="of:=IF([.J14]=16; OFFSET([.G14];MATCH(16;[.J15:.J20];0);0)-[.G14];0)" office:value-type="float" office:value="3" calcext:value-type="float">
            <text:p>3</text:p>
          </table:table-cell>
          <table:table-cell table:formula="of:=IF([.P14]=2;1;0)" office:value-type="float" office:value="0" calcext:value-type="float">
            <text:p>0</text:p>
          </table:table-cell>
          <table:table-cell table:formula="of:=IF([.Q14]=[.K14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.2573" calcext:value-type="float">
            <text:p>28.2573</text:p>
          </table:table-cell>
          <table:table-cell office:value-type="float" office:value="15.3496" calcext:value-type="float">
            <text:p>15.3496</text:p>
          </table:table-cell>
          <table:table-cell office:value-type="float" office:value="3674" calcext:value-type="float">
            <text:p>3674</text:p>
          </table:table-cell>
          <table:table-cell table:formula="of:=IF(AND([.J20]=16; [.J21]=16); 1;0)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5.5984" calcext:value-type="float">
            <text:p>25.5984</text:p>
          </table:table-cell>
          <table:table-cell office:value-type="float" office:value="13.6646" calcext:value-type="float">
            <text:p>13.6646</text:p>
          </table:table-cell>
          <table:table-cell office:value-type="float" office:value="3674" calcext:value-type="float">
            <text:p>3674</text:p>
          </table:table-cell>
          <table:table-cell table:formula="of:=IF(AND([.J15]=16; [.J16]=16); 1;0)" office:value-type="float" office:value="0" calcext:value-type="float">
            <text:p>0</text:p>
          </table:table-cell>
          <table:table-cell/>
          <table:table-cell table:formula="of:=IF([.J15]=16; [.G15]; -1)" office:value-type="float" office:value="-1" calcext:value-type="float">
            <text:p>-1</text:p>
          </table:table-cell>
          <table:table-cell table:formula="of:=MATCH(16;[.J16:.J18];0)" office:value-type="float" office:value="1" calcext:value-type="float">
            <text:p>1</text:p>
          </table:table-cell>
          <table:table-cell/>
          <table:table-cell table:formula="of:=IF([.J15]=16; OFFSET([.G15];MATCH(16;[.J16:.J21];0);0)-[.G15];0)" office:value-type="float" office:value="0" calcext:value-type="float">
            <text:p>0</text:p>
          </table:table-cell>
          <table:table-cell table:formula="of:=IF([.P15]=2;1;0)" office:value-type="float" office:value="0" calcext:value-type="float">
            <text:p>0</text:p>
          </table:table-cell>
          <table:table-cell table:formula="of:=IF([.Q15]=[.K15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28.1963" calcext:value-type="float">
            <text:p>28.1963</text:p>
          </table:table-cell>
          <table:table-cell table:style-name="ce1" office:value-type="float" office:value="15.3809" calcext:value-type="float">
            <text:p>15.380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21]=16; [.J22]=16); 1;0)" office:value-type="float" office:value="0" calcext:value-type="float">
            <text:p>0</text:p>
          </table:table-cell>
          <table:table-cell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5.5955" calcext:value-type="float">
            <text:p>25.5955</text:p>
          </table:table-cell>
          <table:table-cell table:style-name="ce1" office:value-type="float" office:value="13.6782" calcext:value-type="float">
            <text:p>13.678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16]=16; [.J17]=16); 1;0)" office:value-type="float" office:value="1" calcext:value-type="float">
            <text:p>1</text:p>
          </table:table-cell>
          <table:table-cell/>
          <table:table-cell table:formula="of:=IF([.J16]=16; [.G16]; -1)" office:value-type="float" office:value="104" calcext:value-type="float">
            <text:p>104</text:p>
          </table:table-cell>
          <table:table-cell table:formula="of:=MATCH(16;[.J17:.J19];0)" office:value-type="float" office:value="1" calcext:value-type="float">
            <text:p>1</text:p>
          </table:table-cell>
          <table:table-cell/>
          <table:table-cell table:formula="of:=IF([.J16]=16; OFFSET([.G16];MATCH(16;[.J17:.J22];0);0)-[.G16];0)" office:value-type="float" office:value="2" calcext:value-type="float">
            <text:p>2</text:p>
          </table:table-cell>
          <table:table-cell table:formula="of:=IF([.P16]=2;1;0)" office:value-type="float" office:value="1" calcext:value-type="float">
            <text:p>1</text:p>
          </table:table-cell>
          <table:table-cell table:formula="of:=IF([.Q16]=[.K16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.0439" calcext:value-type="float">
            <text:p>28.0439</text:p>
          </table:table-cell>
          <table:table-cell office:value-type="float" office:value="15.49" calcext:value-type="float">
            <text:p>15.49</text:p>
          </table:table-cell>
          <table:table-cell office:value-type="float" office:value="16" calcext:value-type="float">
            <text:p>16</text:p>
          </table:table-cell>
          <table:table-cell table:formula="of:=IF(AND([.J22]=16; [.J23]=16); 1;0)" office:value-type="float" office:value="1" calcext:value-type="float">
            <text:p>1</text:p>
          </table:table-cell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5.604" calcext:value-type="float">
            <text:p>25.604</text:p>
          </table:table-cell>
          <table:table-cell table:style-name="ce1" office:value-type="float" office:value="13.6689" calcext:value-type="float">
            <text:p>13.668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17]=16; [.J18]=16); 1;0)" office:value-type="float" office:value="1" calcext:value-type="float">
            <text:p>1</text:p>
          </table:table-cell>
          <table:table-cell/>
          <table:table-cell table:formula="of:=IF([.J17]=16; [.G17]; -1)" office:value-type="float" office:value="106" calcext:value-type="float">
            <text:p>106</text:p>
          </table:table-cell>
          <table:table-cell table:formula="of:=MATCH(16;[.J18:.J20];0)" office:value-type="float" office:value="1" calcext:value-type="float">
            <text:p>1</text:p>
          </table:table-cell>
          <table:table-cell/>
          <table:table-cell table:formula="of:=IF([.J17]=16; OFFSET([.G17];MATCH(16;[.J18:.J23];0);0)-[.G17];0)" office:value-type="float" office:value="2" calcext:value-type="float">
            <text:p>2</text:p>
          </table:table-cell>
          <table:table-cell table:formula="of:=IF([.P17]=2;1;0)" office:value-type="float" office:value="1" calcext:value-type="float">
            <text:p>1</text:p>
          </table:table-cell>
          <table:table-cell table:formula="of:=IF([.Q17]=[.K17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.0164" calcext:value-type="float">
            <text:p>28.0164</text:p>
          </table:table-cell>
          <table:table-cell office:value-type="float" office:value="15.5098" calcext:value-type="float">
            <text:p>15.5098</text:p>
          </table:table-cell>
          <table:table-cell office:value-type="float" office:value="3674" calcext:value-type="float">
            <text:p>3674</text:p>
          </table:table-cell>
          <table:table-cell table:formula="of:=IF(AND([.J23]=16; [.J24]=16); 1;0)" office:value-type="float" office:value="1" calcext:value-type="float">
            <text:p>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.4167" calcext:value-type="float">
            <text:p>25.4167</text:p>
          </table:table-cell>
          <table:table-cell office:value-type="float" office:value="13.6648" calcext:value-type="float">
            <text:p>13.6648</text:p>
          </table:table-cell>
          <table:table-cell office:value-type="float" office:value="16" calcext:value-type="float">
            <text:p>16</text:p>
          </table:table-cell>
          <table:table-cell table:formula="of:=IF(AND([.J18]=16; [.J19]=16); 1;0)" office:value-type="float" office:value="0" calcext:value-type="float">
            <text:p>0</text:p>
          </table:table-cell>
          <table:table-cell/>
          <table:table-cell table:formula="of:=IF([.J18]=16; [.G18]; -1)" office:value-type="float" office:value="108" calcext:value-type="float">
            <text:p>108</text:p>
          </table:table-cell>
          <table:table-cell table:formula="of:=MATCH(16;[.J19:.J21];0)" office:value-type="float" office:value="2" calcext:value-type="float">
            <text:p>2</text:p>
          </table:table-cell>
          <table:table-cell/>
          <table:table-cell table:formula="of:=IF([.J18]=16; OFFSET([.G18];MATCH(16;[.J19:.J24];0);0)-[.G18];0)" office:value-type="float" office:value="3" calcext:value-type="float">
            <text:p>3</text:p>
          </table:table-cell>
          <table:table-cell table:formula="of:=IF([.P18]=2;1;0)" office:value-type="float" office:value="0" calcext:value-type="float">
            <text:p>0</text:p>
          </table:table-cell>
          <table:table-cell table:formula="of:=IF([.Q18]=[.K18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.3416" calcext:value-type="float">
            <text:p>28.3416</text:p>
          </table:table-cell>
          <table:table-cell office:value-type="float" office:value="15.3237" calcext:value-type="float">
            <text:p>15.3237</text:p>
          </table:table-cell>
          <table:table-cell office:value-type="float" office:value="16" calcext:value-type="float">
            <text:p>16</text:p>
          </table:table-cell>
          <table:table-cell table:formula="of:=IF(AND([.J24]=16; [.J25]=16); 1;0)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5.3779" calcext:value-type="float">
            <text:p>25.3779</text:p>
          </table:table-cell>
          <table:table-cell office:value-type="float" office:value="13.6638" calcext:value-type="float">
            <text:p>13.6638</text:p>
          </table:table-cell>
          <table:table-cell office:value-type="float" office:value="3674" calcext:value-type="float">
            <text:p>3674</text:p>
          </table:table-cell>
          <table:table-cell table:formula="of:=IF(AND([.J19]=16; [.J20]=16); 1;0)" office:value-type="float" office:value="0" calcext:value-type="float">
            <text:p>0</text:p>
          </table:table-cell>
          <table:table-cell/>
          <table:table-cell table:formula="of:=IF([.J19]=16; [.G19]; -1)" office:value-type="float" office:value="-1" calcext:value-type="float">
            <text:p>-1</text:p>
          </table:table-cell>
          <table:table-cell table:formula="of:=MATCH(16;[.J20:.J22];0)" office:value-type="float" office:value="1" calcext:value-type="float">
            <text:p>1</text:p>
          </table:table-cell>
          <table:table-cell/>
          <table:table-cell table:formula="of:=IF([.J19]=16; OFFSET([.G19];MATCH(16;[.J20:.J25];0);0)-[.G19];0)" office:value-type="float" office:value="0" calcext:value-type="float">
            <text:p>0</text:p>
          </table:table-cell>
          <table:table-cell table:formula="of:=IF([.P19]=2;1;0)" office:value-type="float" office:value="0" calcext:value-type="float">
            <text:p>0</text:p>
          </table:table-cell>
          <table:table-cell table:formula="of:=IF([.Q19]=[.K19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.4185" calcext:value-type="float">
            <text:p>28.4185</text:p>
          </table:table-cell>
          <table:table-cell office:value-type="float" office:value="15.2795" calcext:value-type="float">
            <text:p>15.2795</text:p>
          </table:table-cell>
          <table:table-cell office:value-type="float" office:value="3674" calcext:value-type="float">
            <text:p>3674</text:p>
          </table:table-cell>
          <table:table-cell table:formula="of:=IF(AND([.J25]=16; [.J26]=16); 1;0)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5.5632" calcext:value-type="float">
            <text:p>25.5632</text:p>
          </table:table-cell>
          <table:table-cell office:value-type="float" office:value="13.636" calcext:value-type="float">
            <text:p>13.636</text:p>
          </table:table-cell>
          <table:table-cell office:value-type="float" office:value="16" calcext:value-type="float">
            <text:p>16</text:p>
          </table:table-cell>
          <table:table-cell table:formula="of:=IF(AND([.J20]=16; [.J21]=16); 1;0)" office:value-type="float" office:value="0" calcext:value-type="float">
            <text:p>0</text:p>
          </table:table-cell>
          <table:table-cell/>
          <table:table-cell table:formula="of:=IF([.J20]=16; [.G20]; -1)" office:value-type="float" office:value="111" calcext:value-type="float">
            <text:p>111</text:p>
          </table:table-cell>
          <table:table-cell table:formula="of:=MATCH(16;[.J21:.J23];0)" office:value-type="float" office:value="2" calcext:value-type="float">
            <text:p>2</text:p>
          </table:table-cell>
          <table:table-cell/>
          <table:table-cell table:formula="of:=IF([.J20]=16; OFFSET([.G20];MATCH(16;[.J21:.J26];0);0)-[.G20];0)" office:value-type="float" office:value="3" calcext:value-type="float">
            <text:p>3</text:p>
          </table:table-cell>
          <table:table-cell table:formula="of:=IF([.P20]=2;1;0)" office:value-type="float" office:value="0" calcext:value-type="float">
            <text:p>0</text:p>
          </table:table-cell>
          <table:table-cell table:formula="of:=IF([.Q20]=[.K20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28.418" calcext:value-type="float">
            <text:p>28.418</text:p>
          </table:table-cell>
          <table:table-cell table:style-name="ce1" office:value-type="float" office:value="15.2761" calcext:value-type="float">
            <text:p>15.276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26]=16; [.J27]=16); 1;0)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5.5769" calcext:value-type="float">
            <text:p>25.5769</text:p>
          </table:table-cell>
          <table:table-cell office:value-type="float" office:value="13.6338" calcext:value-type="float">
            <text:p>13.6338</text:p>
          </table:table-cell>
          <table:table-cell office:value-type="float" office:value="3674" calcext:value-type="float">
            <text:p>3674</text:p>
          </table:table-cell>
          <table:table-cell table:formula="of:=IF(AND([.J21]=16; [.J22]=16); 1;0)" office:value-type="float" office:value="0" calcext:value-type="float">
            <text:p>0</text:p>
          </table:table-cell>
          <table:table-cell/>
          <table:table-cell table:formula="of:=IF([.J21]=16; [.G21]; -1)" office:value-type="float" office:value="-1" calcext:value-type="float">
            <text:p>-1</text:p>
          </table:table-cell>
          <table:table-cell table:formula="of:=MATCH(16;[.J22:.J24];0)" office:value-type="float" office:value="1" calcext:value-type="float">
            <text:p>1</text:p>
          </table:table-cell>
          <table:table-cell/>
          <table:table-cell table:formula="of:=IF([.J21]=16; OFFSET([.G21];MATCH(16;[.J22:.J27];0);0)-[.G21];0)" office:value-type="float" office:value="0" calcext:value-type="float">
            <text:p>0</text:p>
          </table:table-cell>
          <table:table-cell table:formula="of:=IF([.P21]=2;1;0)" office:value-type="float" office:value="0" calcext:value-type="float">
            <text:p>0</text:p>
          </table:table-cell>
          <table:table-cell table:formula="of:=IF([.Q21]=[.K21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8.3833" calcext:value-type="float">
            <text:p>28.3833</text:p>
          </table:table-cell>
          <table:table-cell table:style-name="ce1" office:value-type="float" office:value="15.2471" calcext:value-type="float">
            <text:p>15.247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27]=16; [.J28]=16); 1;0)" office:value-type="float" office:value="0" calcext:value-type="float">
            <text:p>0</text:p>
          </table:table-cell>
          <table:table-cell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5.4175" calcext:value-type="float">
            <text:p>25.4175</text:p>
          </table:table-cell>
          <table:table-cell table:style-name="ce1" office:value-type="float" office:value="13.7122" calcext:value-type="float">
            <text:p>13.712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22]=16; [.J23]=16); 1;0)" office:value-type="float" office:value="1" calcext:value-type="float">
            <text:p>1</text:p>
          </table:table-cell>
          <table:table-cell/>
          <table:table-cell table:formula="of:=IF([.J22]=16; [.G22]; -1)" office:value-type="float" office:value="114" calcext:value-type="float">
            <text:p>114</text:p>
          </table:table-cell>
          <table:table-cell table:formula="of:=MATCH(16;[.J23:.J25];0)" office:value-type="float" office:value="1" calcext:value-type="float">
            <text:p>1</text:p>
          </table:table-cell>
          <table:table-cell/>
          <table:table-cell table:formula="of:=IF([.J22]=16; OFFSET([.G22];MATCH(16;[.J23:.J28];0);0)-[.G22];0)" office:value-type="float" office:value="2" calcext:value-type="float">
            <text:p>2</text:p>
          </table:table-cell>
          <table:table-cell table:formula="of:=IF([.P22]=2;1;0)" office:value-type="float" office:value="1" calcext:value-type="float">
            <text:p>1</text:p>
          </table:table-cell>
          <table:table-cell table:formula="of:=IF([.Q22]=[.K22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8.3467" calcext:value-type="float">
            <text:p>28.3467</text:p>
          </table:table-cell>
          <table:table-cell table:style-name="ce1" office:value-type="float" office:value="15.2571" calcext:value-type="float">
            <text:p>15.257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28]=16; [.J29]=16); 1;0)" office:value-type="float" office:value="1" calcext:value-type="float">
            <text:p>1</text:p>
          </table:table-cell>
          <table:table-cell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5.5137" calcext:value-type="float">
            <text:p>25.5137</text:p>
          </table:table-cell>
          <table:table-cell table:style-name="ce1" office:value-type="float" office:value="13.6045" calcext:value-type="float">
            <text:p>13.604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23]=16; [.J24]=16); 1;0)" office:value-type="float" office:value="1" calcext:value-type="float">
            <text:p>1</text:p>
          </table:table-cell>
          <table:table-cell/>
          <table:table-cell table:formula="of:=IF([.J23]=16; [.G23]; -1)" office:value-type="float" office:value="116" calcext:value-type="float">
            <text:p>116</text:p>
          </table:table-cell>
          <table:table-cell table:formula="of:=MATCH(16;[.J24:.J26];0)" office:value-type="float" office:value="1" calcext:value-type="float">
            <text:p>1</text:p>
          </table:table-cell>
          <table:table-cell/>
          <table:table-cell table:formula="of:=IF([.J23]=16; OFFSET([.G23];MATCH(16;[.J24:.J29];0);0)-[.G23];0)" office:value-type="float" office:value="2" calcext:value-type="float">
            <text:p>2</text:p>
          </table:table-cell>
          <table:table-cell table:formula="of:=IF([.P23]=2;1;0)" office:value-type="float" office:value="1" calcext:value-type="float">
            <text:p>1</text:p>
          </table:table-cell>
          <table:table-cell table:formula="of:=IF([.Q23]=[.K23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4438" calcext:value-type="float">
            <text:p>28.4438</text:p>
          </table:table-cell>
          <table:table-cell office:value-type="float" office:value="15.0969" calcext:value-type="float">
            <text:p>15.0969</text:p>
          </table:table-cell>
          <table:table-cell office:value-type="float" office:value="16" calcext:value-type="float">
            <text:p>16</text:p>
          </table:table-cell>
          <table:table-cell table:formula="of:=IF(AND([.J29]=16; [.J30]=16); 1;0)" office:value-type="float" office:value="1" calcext:value-type="float">
            <text:p>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5.564" calcext:value-type="float">
            <text:p>25.564</text:p>
          </table:table-cell>
          <table:table-cell office:value-type="float" office:value="13.4241" calcext:value-type="float">
            <text:p>13.4241</text:p>
          </table:table-cell>
          <table:table-cell office:value-type="float" office:value="16" calcext:value-type="float">
            <text:p>16</text:p>
          </table:table-cell>
          <table:table-cell table:formula="of:=IF(AND([.J24]=16; [.J25]=16); 1;0)" office:value-type="float" office:value="0" calcext:value-type="float">
            <text:p>0</text:p>
          </table:table-cell>
          <table:table-cell/>
          <table:table-cell table:formula="of:=IF([.J24]=16; [.G24]; -1)" office:value-type="float" office:value="118" calcext:value-type="float">
            <text:p>118</text:p>
          </table:table-cell>
          <table:table-cell table:formula="of:=MATCH(16;[.J25:.J27];0)" office:value-type="float" office:value="2" calcext:value-type="float">
            <text:p>2</text:p>
          </table:table-cell>
          <table:table-cell/>
          <table:table-cell table:formula="of:=IF([.J24]=16; OFFSET([.G24];MATCH(16;[.J25:.J30];0);0)-[.G24];0)" office:value-type="float" office:value="3" calcext:value-type="float">
            <text:p>3</text:p>
          </table:table-cell>
          <table:table-cell table:formula="of:=IF([.P24]=2;1;0)" office:value-type="float" office:value="0" calcext:value-type="float">
            <text:p>0</text:p>
          </table:table-cell>
          <table:table-cell table:formula="of:=IF([.Q24]=[.K24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.531" calcext:value-type="float">
            <text:p>28.531</text:p>
          </table:table-cell>
          <table:table-cell office:value-type="float" office:value="14.9534" calcext:value-type="float">
            <text:p>14.9534</text:p>
          </table:table-cell>
          <table:table-cell office:value-type="float" office:value="3674" calcext:value-type="float">
            <text:p>3674</text:p>
          </table:table-cell>
          <table:table-cell table:formula="of:=IF(AND([.J30]=16; [.J31]=16); 1;0)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5.5688" calcext:value-type="float">
            <text:p>25.5688</text:p>
          </table:table-cell>
          <table:table-cell office:value-type="float" office:value="13.4072" calcext:value-type="float">
            <text:p>13.4072</text:p>
          </table:table-cell>
          <table:table-cell office:value-type="float" office:value="3674" calcext:value-type="float">
            <text:p>3674</text:p>
          </table:table-cell>
          <table:table-cell table:formula="of:=IF(AND([.J25]=16; [.J26]=16); 1;0)" office:value-type="float" office:value="0" calcext:value-type="float">
            <text:p>0</text:p>
          </table:table-cell>
          <table:table-cell/>
          <table:table-cell table:formula="of:=IF([.J25]=16; [.G25]; -1)" office:value-type="float" office:value="-1" calcext:value-type="float">
            <text:p>-1</text:p>
          </table:table-cell>
          <table:table-cell table:formula="of:=MATCH(16;[.J26:.J28];0)" office:value-type="float" office:value="1" calcext:value-type="float">
            <text:p>1</text:p>
          </table:table-cell>
          <table:table-cell/>
          <table:table-cell table:formula="of:=IF([.J25]=16; OFFSET([.G25];MATCH(16;[.J26:.J31];0);0)-[.G25];0)" office:value-type="float" office:value="0" calcext:value-type="float">
            <text:p>0</text:p>
          </table:table-cell>
          <table:table-cell table:formula="of:=IF([.P25]=2;1;0)" office:value-type="float" office:value="0" calcext:value-type="float">
            <text:p>0</text:p>
          </table:table-cell>
          <table:table-cell table:formula="of:=IF([.Q25]=[.K25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4692" calcext:value-type="float">
            <text:p>28.4692</text:p>
          </table:table-cell>
          <table:table-cell office:value-type="float" office:value="15.1301" calcext:value-type="float">
            <text:p>15.1301</text:p>
          </table:table-cell>
          <table:table-cell office:value-type="float" office:value="16" calcext:value-type="float">
            <text:p>16</text:p>
          </table:table-cell>
          <table:table-cell table:formula="of:=IF(AND([.J31]=16; [.J32]=16); 1;0)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5.5269" calcext:value-type="float">
            <text:p>25.526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6" calcext:value-type="float">
            <text:p>16</text:p>
          </table:table-cell>
          <table:table-cell table:formula="of:=IF(AND([.J26]=16; [.J27]=16); 1;0)" office:value-type="float" office:value="0" calcext:value-type="float">
            <text:p>0</text:p>
          </table:table-cell>
          <table:table-cell/>
          <table:table-cell table:formula="of:=IF([.J26]=16; [.G26]; -1)" office:value-type="float" office:value="121" calcext:value-type="float">
            <text:p>121</text:p>
          </table:table-cell>
          <table:table-cell table:formula="of:=MATCH(16;[.J27:.J29];0)" office:value-type="float" office:value="2" calcext:value-type="float">
            <text:p>2</text:p>
          </table:table-cell>
          <table:table-cell/>
          <table:table-cell table:formula="of:=IF([.J26]=16; OFFSET([.G26];MATCH(16;[.J27:.J32];0);0)-[.G26];0)" office:value-type="float" office:value="3" calcext:value-type="float">
            <text:p>3</text:p>
          </table:table-cell>
          <table:table-cell table:formula="of:=IF([.P26]=2;1;0)" office:value-type="float" office:value="0" calcext:value-type="float">
            <text:p>0</text:p>
          </table:table-cell>
          <table:table-cell table:formula="of:=IF([.Q26]=[.K26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418" calcext:value-type="float">
            <text:p>28.418</text:p>
          </table:table-cell>
          <table:table-cell office:value-type="float" office:value="15.2761" calcext:value-type="float">
            <text:p>15.2761</text:p>
          </table:table-cell>
          <table:table-cell office:value-type="float" office:value="3674" calcext:value-type="float">
            <text:p>3674</text:p>
          </table:table-cell>
          <table:table-cell table:formula="of:=IF(AND([.J32]=16; [.J33]=16); 1;0)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5.5085" calcext:value-type="float">
            <text:p>25.5085</text:p>
          </table:table-cell>
          <table:table-cell office:value-type="float" office:value="13.6685" calcext:value-type="float">
            <text:p>13.6685</text:p>
          </table:table-cell>
          <table:table-cell office:value-type="float" office:value="3674" calcext:value-type="float">
            <text:p>3674</text:p>
          </table:table-cell>
          <table:table-cell table:formula="of:=IF(AND([.J27]=16; [.J28]=16); 1;0)" office:value-type="float" office:value="0" calcext:value-type="float">
            <text:p>0</text:p>
          </table:table-cell>
          <table:table-cell/>
          <table:table-cell table:formula="of:=IF([.J27]=16; [.G27]; -1)" office:value-type="float" office:value="-1" calcext:value-type="float">
            <text:p>-1</text:p>
          </table:table-cell>
          <table:table-cell table:formula="of:=MATCH(16;[.J28:.J30];0)" office:value-type="float" office:value="1" calcext:value-type="float">
            <text:p>1</text:p>
          </table:table-cell>
          <table:table-cell/>
          <table:table-cell table:formula="of:=IF([.J27]=16; OFFSET([.G27];MATCH(16;[.J28:.J33];0);0)-[.G27];0)" office:value-type="float" office:value="0" calcext:value-type="float">
            <text:p>0</text:p>
          </table:table-cell>
          <table:table-cell table:formula="of:=IF([.P27]=2;1;0)" office:value-type="float" office:value="0" calcext:value-type="float">
            <text:p>0</text:p>
          </table:table-cell>
          <table:table-cell table:formula="of:=IF([.Q27]=[.K27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8.4119" calcext:value-type="float">
            <text:p>28.4119</text:p>
          </table:table-cell>
          <table:table-cell table:style-name="ce1" office:value-type="float" office:value="15.239" calcext:value-type="float">
            <text:p>15.23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33]=16; [.J34]=16); 1;0)" office:value-type="float" office:value="0" calcext:value-type="float">
            <text:p>0</text:p>
          </table:table-cell>
          <table:table-cell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5.5671" calcext:value-type="float">
            <text:p>25.5671</text:p>
          </table:table-cell>
          <table:table-cell table:style-name="ce1" office:value-type="float" office:value="13.6609" calcext:value-type="float">
            <text:p>13.660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28]=16; [.J29]=16); 1;0)" office:value-type="float" office:value="1" calcext:value-type="float">
            <text:p>1</text:p>
          </table:table-cell>
          <table:table-cell/>
          <table:table-cell table:formula="of:=IF([.J28]=16; [.G28]; -1)" office:value-type="float" office:value="124" calcext:value-type="float">
            <text:p>124</text:p>
          </table:table-cell>
          <table:table-cell table:formula="of:=MATCH(16;[.J29:.J31];0)" office:value-type="float" office:value="1" calcext:value-type="float">
            <text:p>1</text:p>
          </table:table-cell>
          <table:table-cell/>
          <table:table-cell table:formula="of:=IF([.J28]=16; OFFSET([.G28];MATCH(16;[.J29:.J34];0);0)-[.G28];0)" office:value-type="float" office:value="2" calcext:value-type="float">
            <text:p>2</text:p>
          </table:table-cell>
          <table:table-cell table:formula="of:=IF([.P28]=2;1;0)" office:value-type="float" office:value="1" calcext:value-type="float">
            <text:p>1</text:p>
          </table:table-cell>
          <table:table-cell table:formula="of:=IF([.Q28]=[.K28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8.418" calcext:value-type="float">
            <text:p>28.418</text:p>
          </table:table-cell>
          <table:table-cell table:style-name="ce1" office:value-type="float" office:value="15.2761" calcext:value-type="float">
            <text:p>15.276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34]=16; [.J35]=16); 1;0)" office:value-type="float" office:value="0" calcext:value-type="float">
            <text:p>0</text:p>
          </table:table-cell>
          <table:table-cell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5.4673" calcext:value-type="float">
            <text:p>25.4673</text:p>
          </table:table-cell>
          <table:table-cell table:style-name="ce1" office:value-type="float" office:value="13.6917" calcext:value-type="float">
            <text:p>13.691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29]=16; [.J30]=16); 1;0)" office:value-type="float" office:value="1" calcext:value-type="float">
            <text:p>1</text:p>
          </table:table-cell>
          <table:table-cell/>
          <table:table-cell table:formula="of:=IF([.J29]=16; [.G29]; -1)" office:value-type="float" office:value="126" calcext:value-type="float">
            <text:p>126</text:p>
          </table:table-cell>
          <table:table-cell table:formula="of:=MATCH(16;[.J30:.J32];0)" office:value-type="float" office:value="1" calcext:value-type="float">
            <text:p>1</text:p>
          </table:table-cell>
          <table:table-cell/>
          <table:table-cell table:formula="of:=IF([.J29]=16; OFFSET([.G29];MATCH(16;[.J30:.J35];0);0)-[.G29];0)" office:value-type="float" office:value="14" calcext:value-type="float">
            <text:p>14</text:p>
          </table:table-cell>
          <table:table-cell table:formula="of:=IF([.P29]=2;1;0)" office:value-type="float" office:value="0" calcext:value-type="float">
            <text:p>0</text:p>
          </table:table-cell>
          <table:table-cell table:formula="of:=IF([.Q29]=[.K29]; 0; 1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8.3838" calcext:value-type="float">
            <text:p>28.3838</text:p>
          </table:table-cell>
          <table:table-cell table:style-name="ce1" office:value-type="float" office:value="15.3704" calcext:value-type="float">
            <text:p>15.370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35]=16; [.J36]=16); 1;0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.0869" calcext:value-type="float">
            <text:p>23.0869</text:p>
          </table:table-cell>
          <table:table-cell office:value-type="float" office:value="14.2078" calcext:value-type="float">
            <text:p>14.2078</text:p>
          </table:table-cell>
          <table:table-cell office:value-type="float" office:value="16" calcext:value-type="float">
            <text:p>16</text:p>
          </table:table-cell>
          <table:table-cell table:formula="of:=IF(AND([.J30]=16; [.J31]=16); 1;0)" office:value-type="float" office:value="0" calcext:value-type="float">
            <text:p>0</text:p>
          </table:table-cell>
          <table:table-cell/>
          <table:table-cell table:formula="of:=IF([.J30]=16; [.G30]; -1)" office:value-type="float" office:value="140" calcext:value-type="float">
            <text:p>140</text:p>
          </table:table-cell>
          <table:table-cell table:formula="of:=MATCH(16;[.J31:.J33];0)" office:value-type="float" office:value="2" calcext:value-type="float">
            <text:p>2</text:p>
          </table:table-cell>
          <table:table-cell/>
          <table:table-cell table:formula="of:=IF([.J30]=16; OFFSET([.G30];MATCH(16;[.J31:.J36];0);0)-[.G30];0)" office:value-type="float" office:value="16" calcext:value-type="float">
            <text:p>16</text:p>
          </table:table-cell>
          <table:table-cell table:formula="of:=IF([.P30]=2;1;0)" office:value-type="float" office:value="0" calcext:value-type="float">
            <text:p>0</text:p>
          </table:table-cell>
          <table:table-cell table:formula="of:=IF([.Q30]=[.K30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8.4094" calcext:value-type="float">
            <text:p>28.4094</text:p>
          </table:table-cell>
          <table:table-cell table:style-name="ce1" office:value-type="float" office:value="15.2295" calcext:value-type="float">
            <text:p>15.229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36]=16; [.J37]=16); 1;0)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2.9937" calcext:value-type="float">
            <text:p>22.9937</text:p>
          </table:table-cell>
          <table:table-cell office:value-type="float" office:value="14.2288" calcext:value-type="float">
            <text:p>14.2288</text:p>
          </table:table-cell>
          <table:table-cell office:value-type="float" office:value="3674" calcext:value-type="float">
            <text:p>3674</text:p>
          </table:table-cell>
          <table:table-cell table:formula="of:=IF(AND([.J31]=16; [.J32]=16); 1;0)" office:value-type="float" office:value="0" calcext:value-type="float">
            <text:p>0</text:p>
          </table:table-cell>
          <table:table-cell/>
          <table:table-cell table:formula="of:=IF([.J31]=16; [.G31]; -1)" office:value-type="float" office:value="-1" calcext:value-type="float">
            <text:p>-1</text:p>
          </table:table-cell>
          <table:table-cell table:formula="of:=MATCH(16;[.J32:.J34];0)" office:value-type="float" office:value="1" calcext:value-type="float">
            <text:p>1</text:p>
          </table:table-cell>
          <table:table-cell/>
          <table:table-cell table:formula="of:=IF([.J31]=16; OFFSET([.G31];MATCH(16;[.J32:.J37];0);0)-[.G31];0)" office:value-type="float" office:value="0" calcext:value-type="float">
            <text:p>0</text:p>
          </table:table-cell>
          <table:table-cell table:formula="of:=IF([.P31]=2;1;0)" office:value-type="float" office:value="0" calcext:value-type="float">
            <text:p>0</text:p>
          </table:table-cell>
          <table:table-cell table:formula="of:=IF([.Q31]=[.K31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8.4495" calcext:value-type="float">
            <text:p>28.4495</text:p>
          </table:table-cell>
          <table:table-cell table:style-name="ce1" office:value-type="float" office:value="15.2688" calcext:value-type="float">
            <text:p>15.268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37]=16; [.J38]=16); 1;0)"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5.5571" calcext:value-type="float">
            <text:p>25.5571</text:p>
          </table:table-cell>
          <table:table-cell office:value-type="float" office:value="13.6743" calcext:value-type="float">
            <text:p>13.6743</text:p>
          </table:table-cell>
          <table:table-cell office:value-type="float" office:value="16" calcext:value-type="float">
            <text:p>16</text:p>
          </table:table-cell>
          <table:table-cell table:formula="of:=IF(AND([.J32]=16; [.J33]=16); 1;0)" office:value-type="float" office:value="0" calcext:value-type="float">
            <text:p>0</text:p>
          </table:table-cell>
          <table:table-cell/>
          <table:table-cell table:formula="of:=IF([.J32]=16; [.G32]; -1)" office:value-type="float" office:value="156" calcext:value-type="float">
            <text:p>156</text:p>
          </table:table-cell>
          <table:table-cell table:formula="of:=MATCH(16;[.J33:.J35];0)" office:value-type="float" office:value="2" calcext:value-type="float">
            <text:p>2</text:p>
          </table:table-cell>
          <table:table-cell/>
          <table:table-cell table:formula="of:=IF([.J32]=16; OFFSET([.G32];MATCH(16;[.J33:.J38];0);0)-[.G32];0)" office:value-type="float" office:value="4" calcext:value-type="float">
            <text:p>4</text:p>
          </table:table-cell>
          <table:table-cell table:formula="of:=IF([.P32]=2;1;0)" office:value-type="float" office:value="0" calcext:value-type="float">
            <text:p>0</text:p>
          </table:table-cell>
          <table:table-cell table:formula="of:=IF([.Q32]=[.K32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.3049" calcext:value-type="float">
            <text:p>28.3049</text:p>
          </table:table-cell>
          <table:table-cell office:value-type="float" office:value="15.1497" calcext:value-type="float">
            <text:p>15.1497</text:p>
          </table:table-cell>
          <table:table-cell office:value-type="float" office:value="16" calcext:value-type="float">
            <text:p>16</text:p>
          </table:table-cell>
          <table:table-cell table:formula="of:=IF(AND([.J38]=16; [.J39]=16); 1;0)"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5.5974" calcext:value-type="float">
            <text:p>25.5974</text:p>
          </table:table-cell>
          <table:table-cell office:value-type="float" office:value="13.6653" calcext:value-type="float">
            <text:p>13.6653</text:p>
          </table:table-cell>
          <table:table-cell office:value-type="float" office:value="3674" calcext:value-type="float">
            <text:p>3674</text:p>
          </table:table-cell>
          <table:table-cell table:formula="of:=IF(AND([.J33]=16; [.J34]=16); 1;0)" office:value-type="float" office:value="0" calcext:value-type="float">
            <text:p>0</text:p>
          </table:table-cell>
          <table:table-cell/>
          <table:table-cell table:formula="of:=IF([.J33]=16; [.G33]; -1)" office:value-type="float" office:value="-1" calcext:value-type="float">
            <text:p>-1</text:p>
          </table:table-cell>
          <table:table-cell table:formula="of:=MATCH(16;[.J34:.J36];0)" office:value-type="float" office:value="1" calcext:value-type="float">
            <text:p>1</text:p>
          </table:table-cell>
          <table:table-cell/>
          <table:table-cell table:formula="of:=IF([.J33]=16; OFFSET([.G33];MATCH(16;[.J34:.J39];0);0)-[.G33];0)" office:value-type="float" office:value="0" calcext:value-type="float">
            <text:p>0</text:p>
          </table:table-cell>
          <table:table-cell table:formula="of:=IF([.P33]=2;1;0)" office:value-type="float" office:value="0" calcext:value-type="float">
            <text:p>0</text:p>
          </table:table-cell>
          <table:table-cell table:formula="of:=IF([.Q33]=[.K33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.2173" calcext:value-type="float">
            <text:p>28.2173</text:p>
          </table:table-cell>
          <table:table-cell office:value-type="float" office:value="15.0774" calcext:value-type="float">
            <text:p>15.0774</text:p>
          </table:table-cell>
          <table:table-cell office:value-type="float" office:value="3674" calcext:value-type="float">
            <text:p>3674</text:p>
          </table:table-cell>
          <table:table-cell table:formula="of:=IF(AND([.J39]=16; [.J40]=16); 1;0)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5.853" calcext:value-type="float">
            <text:p>25.853</text:p>
          </table:table-cell>
          <table:table-cell office:value-type="float" office:value="13.5959" calcext:value-type="float">
            <text:p>13.5959</text:p>
          </table:table-cell>
          <table:table-cell office:value-type="float" office:value="16" calcext:value-type="float">
            <text:p>16</text:p>
          </table:table-cell>
          <table:table-cell table:formula="of:=IF(AND([.J34]=16; [.J35]=16); 1;0)" office:value-type="float" office:value="0" calcext:value-type="float">
            <text:p>0</text:p>
          </table:table-cell>
          <table:table-cell/>
          <table:table-cell table:formula="of:=IF([.J34]=16; [.G34]; -1)" office:value-type="float" office:value="160" calcext:value-type="float">
            <text:p>160</text:p>
          </table:table-cell>
          <table:table-cell table:formula="of:=MATCH(16;[.J35:.J37];0)" office:value-type="float" office:value="2" calcext:value-type="float">
            <text:p>2</text:p>
          </table:table-cell>
          <table:table-cell/>
          <table:table-cell table:formula="of:=IF([.J34]=16; OFFSET([.G34];MATCH(16;[.J35:.J40];0);0)-[.G34];0)" office:value-type="float" office:value="5" calcext:value-type="float">
            <text:p>5</text:p>
          </table:table-cell>
          <table:table-cell table:formula="of:=IF([.P34]=2;1;0)" office:value-type="float" office:value="0" calcext:value-type="float">
            <text:p>0</text:p>
          </table:table-cell>
          <table:table-cell table:formula="of:=IF([.Q34]=[.K34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.3113" calcext:value-type="float">
            <text:p>28.3113</text:p>
          </table:table-cell>
          <table:table-cell office:value-type="float" office:value="15.2395" calcext:value-type="float">
            <text:p>15.2395</text:p>
          </table:table-cell>
          <table:table-cell office:value-type="float" office:value="16" calcext:value-type="float">
            <text:p>16</text:p>
          </table:table-cell>
          <table:table-cell table:formula="of:=IF(AND([.J40]=16; [.J41]=16); 1;0)"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5.9167" calcext:value-type="float">
            <text:p>25.9167</text:p>
          </table:table-cell>
          <table:table-cell office:value-type="float" office:value="13.6885" calcext:value-type="float">
            <text:p>13.6885</text:p>
          </table:table-cell>
          <table:table-cell office:value-type="float" office:value="3674" calcext:value-type="float">
            <text:p>3674</text:p>
          </table:table-cell>
          <table:table-cell table:formula="of:=IF(AND([.J35]=16; [.J36]=16); 1;0)" office:value-type="float" office:value="0" calcext:value-type="float">
            <text:p>0</text:p>
          </table:table-cell>
          <table:table-cell/>
          <table:table-cell table:formula="of:=IF([.J35]=16; [.G35]; -1)" office:value-type="float" office:value="-1" calcext:value-type="float">
            <text:p>-1</text:p>
          </table:table-cell>
          <table:table-cell table:formula="of:=MATCH(16;[.J36:.J38];0)" office:value-type="float" office:value="1" calcext:value-type="float">
            <text:p>1</text:p>
          </table:table-cell>
          <table:table-cell/>
          <table:table-cell table:formula="of:=IF([.J35]=16; OFFSET([.G35];MATCH(16;[.J36:.J41];0);0)-[.G35];0)" office:value-type="float" office:value="0" calcext:value-type="float">
            <text:p>0</text:p>
          </table:table-cell>
          <table:table-cell table:formula="of:=IF([.P35]=2;1;0)" office:value-type="float" office:value="0" calcext:value-type="float">
            <text:p>0</text:p>
          </table:table-cell>
          <table:table-cell table:formula="of:=IF([.Q35]=[.K35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.3462" calcext:value-type="float">
            <text:p>28.3462</text:p>
          </table:table-cell>
          <table:table-cell office:value-type="float" office:value="15.2998" calcext:value-type="float">
            <text:p>15.2998</text:p>
          </table:table-cell>
          <table:table-cell office:value-type="float" office:value="3674" calcext:value-type="float">
            <text:p>3674</text:p>
          </table:table-cell>
          <table:table-cell table:formula="of:=IF(AND([.J41]=16; [.J42]=16); 1;0)"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6.3123" calcext:value-type="float">
            <text:p>26.3123</text:p>
          </table:table-cell>
          <table:table-cell office:value-type="float" office:value="13.2886" calcext:value-type="float">
            <text:p>13.2886</text:p>
          </table:table-cell>
          <table:table-cell office:value-type="float" office:value="16" calcext:value-type="float">
            <text:p>16</text:p>
          </table:table-cell>
          <table:table-cell table:formula="of:=IF(AND([.J36]=16; [.J37]=16); 1;0)" office:value-type="float" office:value="0" calcext:value-type="float">
            <text:p>0</text:p>
          </table:table-cell>
          <table:table-cell/>
          <table:table-cell table:formula="of:=IF([.J36]=16; [.G36]; -1)" office:value-type="float" office:value="165" calcext:value-type="float">
            <text:p>165</text:p>
          </table:table-cell>
          <table:table-cell table:formula="of:=MATCH(16;[.J37:.J39];0)" office:value-type="float" office:value="2" calcext:value-type="float">
            <text:p>2</text:p>
          </table:table-cell>
          <table:table-cell/>
          <table:table-cell table:formula="of:=IF([.J36]=16; OFFSET([.G36];MATCH(16;[.J37:.J42];0);0)-[.G36];0)" office:value-type="float" office:value="6" calcext:value-type="float">
            <text:p>6</text:p>
          </table:table-cell>
          <table:table-cell table:formula="of:=IF([.P36]=2;1;0)" office:value-type="float" office:value="0" calcext:value-type="float">
            <text:p>0</text:p>
          </table:table-cell>
          <table:table-cell table:formula="of:=IF([.Q36]=[.K36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7197" calcext:value-type="float">
            <text:p>28.7197</text:p>
          </table:table-cell>
          <table:table-cell office:value-type="float" office:value="15.3298" calcext:value-type="float">
            <text:p>15.3298</text:p>
          </table:table-cell>
          <table:table-cell office:value-type="float" office:value="16" calcext:value-type="float">
            <text:p>16</text:p>
          </table:table-cell>
          <table:table-cell table:formula="of:=IF(AND([.J42]=16; [.J43]=16); 1;0)"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6.4302" calcext:value-type="float">
            <text:p>26.4302</text:p>
          </table:table-cell>
          <table:table-cell office:value-type="float" office:value="13.1692" calcext:value-type="float">
            <text:p>13.1692</text:p>
          </table:table-cell>
          <table:table-cell office:value-type="float" office:value="3674" calcext:value-type="float">
            <text:p>3674</text:p>
          </table:table-cell>
          <table:table-cell table:formula="of:=IF(AND([.J37]=16; [.J38]=16); 1;0)" office:value-type="float" office:value="0" calcext:value-type="float">
            <text:p>0</text:p>
          </table:table-cell>
          <table:table-cell/>
          <table:table-cell table:formula="of:=IF([.J37]=16; [.G37]; -1)" office:value-type="float" office:value="-1" calcext:value-type="float">
            <text:p>-1</text:p>
          </table:table-cell>
          <table:table-cell table:number-columns-repeated="2"/>
          <table:table-cell table:formula="of:=IF([.J37]=16; OFFSET([.G37];MATCH(16;[.J38:.J43];0);0)-[.G37];0)" office:value-type="float" office:value="0" calcext:value-type="float">
            <text:p>0</text:p>
          </table:table-cell>
          <table:table-cell table:formula="of:=IF([.P37]=2;1;0)" office:value-type="float" office:value="0" calcext:value-type="float">
            <text:p>0</text:p>
          </table:table-cell>
          <table:table-cell table:formula="of:=IF([.Q37]=[.K37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.7383" calcext:value-type="float">
            <text:p>28.7383</text:p>
          </table:table-cell>
          <table:table-cell office:value-type="float" office:value="15.3315" calcext:value-type="float">
            <text:p>15.3315</text:p>
          </table:table-cell>
          <table:table-cell office:value-type="float" office:value="3674" calcext:value-type="float">
            <text:p>3674</text:p>
          </table:table-cell>
          <table:table-cell table:formula="of:=IF(AND([.J43]=16; [.J44]=16); 1;0)"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5.6899" calcext:value-type="float">
            <text:p>25.6899</text:p>
          </table:table-cell>
          <table:table-cell office:value-type="float" office:value="13.2847" calcext:value-type="float">
            <text:p>13.2847</text:p>
          </table:table-cell>
          <table:table-cell office:value-type="float" office:value="16" calcext:value-type="float">
            <text:p>16</text:p>
          </table:table-cell>
          <table:table-cell table:formula="of:=IF(AND([.J38]=16; [.J39]=16); 1;0)" office:value-type="float" office:value="0" calcext:value-type="float">
            <text:p>0</text:p>
          </table:table-cell>
          <table:table-cell/>
          <table:table-cell table:formula="of:=IF([.J38]=16; [.G38]; -1)" office:value-type="float" office:value="171" calcext:value-type="float">
            <text:p>171</text:p>
          </table:table-cell>
          <table:table-cell table:number-columns-repeated="2"/>
          <table:table-cell table:formula="of:=IF([.J38]=16; OFFSET([.G38];MATCH(16;[.J39:.J44];0);0)-[.G38];0)" office:value-type="float" office:value="4" calcext:value-type="float">
            <text:p>4</text:p>
          </table:table-cell>
          <table:table-cell table:formula="of:=IF([.P38]=2;1;0)" office:value-type="float" office:value="0" calcext:value-type="float">
            <text:p>0</text:p>
          </table:table-cell>
          <table:table-cell table:formula="of:=IF([.Q38]=[.K38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.5537" calcext:value-type="float">
            <text:p>28.5537</text:p>
          </table:table-cell>
          <table:table-cell office:value-type="float" office:value="15.2998" calcext:value-type="float">
            <text:p>15.2998</text:p>
          </table:table-cell>
          <table:table-cell office:value-type="float" office:value="16" calcext:value-type="float">
            <text:p>16</text:p>
          </table:table-cell>
          <table:table-cell table:formula="of:=IF(AND([.J44]=16; [.J45]=16); 1;0)"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25.5803" calcext:value-type="float">
            <text:p>25.5803</text:p>
          </table:table-cell>
          <table:table-cell office:value-type="float" office:value="13.3022" calcext:value-type="float">
            <text:p>13.3022</text:p>
          </table:table-cell>
          <table:table-cell office:value-type="float" office:value="3674" calcext:value-type="float">
            <text:p>3674</text:p>
          </table:table-cell>
          <table:table-cell table:formula="of:=IF(AND([.J39]=16; [.J40]=16); 1;0)" office:value-type="float" office:value="0" calcext:value-type="float">
            <text:p>0</text:p>
          </table:table-cell>
          <table:table-cell/>
          <table:table-cell table:formula="of:=IF([.J39]=16; [.G39]; -1)" office:value-type="float" office:value="-1" calcext:value-type="float">
            <text:p>-1</text:p>
          </table:table-cell>
          <table:table-cell table:number-columns-repeated="2"/>
          <table:table-cell table:formula="of:=IF([.J39]=16; OFFSET([.G39];MATCH(16;[.J40:.J45];0);0)-[.G39];0)" office:value-type="float" office:value="0" calcext:value-type="float">
            <text:p>0</text:p>
          </table:table-cell>
          <table:table-cell table:formula="of:=IF([.P39]=2;1;0)" office:value-type="float" office:value="0" calcext:value-type="float">
            <text:p>0</text:p>
          </table:table-cell>
          <table:table-cell table:formula="of:=IF([.Q39]=[.K39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.418" calcext:value-type="float">
            <text:p>28.418</text:p>
          </table:table-cell>
          <table:table-cell office:value-type="float" office:value="15.2761" calcext:value-type="float">
            <text:p>15.2761</text:p>
          </table:table-cell>
          <table:table-cell office:value-type="float" office:value="3674" calcext:value-type="float">
            <text:p>3674</text:p>
          </table:table-cell>
          <table:table-cell table:formula="of:=IF(AND([.J45]=16; [.J46]=16); 1;0)"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5.6667" calcext:value-type="float">
            <text:p>25.6667</text:p>
          </table:table-cell>
          <table:table-cell office:value-type="float" office:value="13.667" calcext:value-type="float">
            <text:p>13.667</text:p>
          </table:table-cell>
          <table:table-cell office:value-type="float" office:value="16" calcext:value-type="float">
            <text:p>16</text:p>
          </table:table-cell>
          <table:table-cell table:formula="of:=IF(AND([.J40]=16; [.J41]=16); 1;0)" office:value-type="float" office:value="0" calcext:value-type="float">
            <text:p>0</text:p>
          </table:table-cell>
          <table:table-cell/>
          <table:table-cell table:formula="of:=IF([.J40]=16; [.G40]; -1)" office:value-type="float" office:value="175" calcext:value-type="float">
            <text:p>175</text:p>
          </table:table-cell>
          <table:table-cell table:number-columns-repeated="2"/>
          <table:table-cell table:formula="of:=IF([.J40]=16; OFFSET([.G40];MATCH(16;[.J41:.J46];0);0)-[.G40];0)" office:value-type="float" office:value="6" calcext:value-type="float">
            <text:p>6</text:p>
          </table:table-cell>
          <table:table-cell table:formula="of:=IF([.P40]=2;1;0)" office:value-type="float" office:value="0" calcext:value-type="float">
            <text:p>0</text:p>
          </table:table-cell>
          <table:table-cell table:formula="of:=IF([.Q40]=[.K40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8.4871" calcext:value-type="float">
            <text:p>28.4871</text:p>
          </table:table-cell>
          <table:table-cell table:style-name="ce1" office:value-type="float" office:value="15.2637" calcext:value-type="float">
            <text:p>15.263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46]=16; [.J47]=16); 1;0)" office:value-type="float" office:value="1" calcext:value-type="float">
            <text:p>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5.6707" calcext:value-type="float">
            <text:p>25.6707</text:p>
          </table:table-cell>
          <table:table-cell office:value-type="float" office:value="13.6816" calcext:value-type="float">
            <text:p>13.6816</text:p>
          </table:table-cell>
          <table:table-cell office:value-type="float" office:value="3674" calcext:value-type="float">
            <text:p>3674</text:p>
          </table:table-cell>
          <table:table-cell table:formula="of:=IF(AND([.J41]=16; [.J42]=16); 1;0)" office:value-type="float" office:value="0" calcext:value-type="float">
            <text:p>0</text:p>
          </table:table-cell>
          <table:table-cell/>
          <table:table-cell table:formula="of:=IF([.J41]=16; [.G41]; -1)" office:value-type="float" office:value="-1" calcext:value-type="float">
            <text:p>-1</text:p>
          </table:table-cell>
          <table:table-cell table:number-columns-repeated="2"/>
          <table:table-cell table:formula="of:=IF([.J41]=16; OFFSET([.G41];MATCH(16;[.J42:.J47];0);0)-[.G41];0)" office:value-type="float" office:value="0" calcext:value-type="float">
            <text:p>0</text:p>
          </table:table-cell>
          <table:table-cell table:formula="of:=IF([.P41]=2;1;0)" office:value-type="float" office:value="0" calcext:value-type="float">
            <text:p>0</text:p>
          </table:table-cell>
          <table:table-cell table:formula="of:=IF([.Q41]=[.K41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8.418" calcext:value-type="float">
            <text:p>28.418</text:p>
          </table:table-cell>
          <table:table-cell table:style-name="ce1" office:value-type="float" office:value="15.2761" calcext:value-type="float">
            <text:p>15.276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47]=16; [.D43]=16); 1;0)" office:value-type="float" office:value="1" calcext:value-type="float">
            <text:p>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4.9797" calcext:value-type="float">
            <text:p>24.9797</text:p>
          </table:table-cell>
          <table:table-cell office:value-type="float" office:value="13.9719" calcext:value-type="float">
            <text:p>13.9719</text:p>
          </table:table-cell>
          <table:table-cell office:value-type="float" office:value="16" calcext:value-type="float">
            <text:p>16</text:p>
          </table:table-cell>
          <table:table-cell table:formula="of:=IF(AND([.J42]=16; [.J43]=16); 1;0)" office:value-type="float" office:value="0" calcext:value-type="float">
            <text:p>0</text:p>
          </table:table-cell>
          <table:table-cell/>
          <table:table-cell table:formula="of:=IF([.J42]=16; [.G42]; -1)" office:value-type="float" office:value="181" calcext:value-type="float">
            <text:p>181</text:p>
          </table:table-cell>
          <table:table-cell table:number-columns-repeated="2"/>
          <table:table-cell table:formula="of:=IF([.J42]=16; OFFSET([.G42];MATCH(16;[.J43:.J48];0);0)-[.G42];0)" office:value-type="float" office:value="6" calcext:value-type="float">
            <text:p>6</text:p>
          </table:table-cell>
          <table:table-cell table:formula="of:=IF([.P42]=2;1;0)" office:value-type="float" office:value="0" calcext:value-type="float">
            <text:p>0</text:p>
          </table:table-cell>
          <table:table-cell table:formula="of:=IF([.Q42]=[.K42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.2454" calcext:value-type="float">
            <text:p>28.2454</text:p>
          </table:table-cell>
          <table:table-cell office:value-type="float" office:value="15.3491" calcext:value-type="float">
            <text:p>15.3491</text:p>
          </table:table-cell>
          <table:table-cell office:value-type="float" office:value="16" calcext:value-type="float">
            <text:p>16</text:p>
          </table:table-cell>
          <table:table-cell table:formula="of:=IF(AND([.D43]=16; [.D44]=16); 1;0)"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4.9204" calcext:value-type="float">
            <text:p>24.9204</text:p>
          </table:table-cell>
          <table:table-cell office:value-type="float" office:value="13.9973" calcext:value-type="float">
            <text:p>13.9973</text:p>
          </table:table-cell>
          <table:table-cell office:value-type="float" office:value="3674" calcext:value-type="float">
            <text:p>3674</text:p>
          </table:table-cell>
          <table:table-cell table:formula="of:=IF(AND([.J43]=16; [.J44]=16); 1;0)" office:value-type="float" office:value="0" calcext:value-type="float">
            <text:p>0</text:p>
          </table:table-cell>
          <table:table-cell/>
          <table:table-cell table:formula="of:=IF([.J43]=16; [.G43]; -1)" office:value-type="float" office:value="-1" calcext:value-type="float">
            <text:p>-1</text:p>
          </table:table-cell>
          <table:table-cell table:number-columns-repeated="2"/>
          <table:table-cell table:formula="of:=IF([.J43]=16; OFFSET([.G43];MATCH(16;[.J44:.J49];0);0)-[.G43];0)" office:value-type="float" office:value="0" calcext:value-type="float">
            <text:p>0</text:p>
          </table:table-cell>
          <table:table-cell table:formula="of:=IF([.P43]=2;1;0)" office:value-type="float" office:value="0" calcext:value-type="float">
            <text:p>0</text:p>
          </table:table-cell>
          <table:table-cell table:formula="of:=IF([.Q43]=[.K43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.2341" calcext:value-type="float">
            <text:p>28.2341</text:p>
          </table:table-cell>
          <table:table-cell office:value-type="float" office:value="15.354" calcext:value-type="float">
            <text:p>15.354</text:p>
          </table:table-cell>
          <table:table-cell office:value-type="float" office:value="3674" calcext:value-type="float">
            <text:p>3674</text:p>
          </table:table-cell>
          <table:table-cell table:formula="of:=IF(AND([.D44]=16; [.D45]=16); 1;0)"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5.5835" calcext:value-type="float">
            <text:p>25.5835</text:p>
          </table:table-cell>
          <table:table-cell office:value-type="float" office:value="13.6487" calcext:value-type="float">
            <text:p>13.6487</text:p>
          </table:table-cell>
          <table:table-cell office:value-type="float" office:value="16" calcext:value-type="float">
            <text:p>16</text:p>
          </table:table-cell>
          <table:table-cell table:formula="of:=IF(AND([.J44]=16; [.J45]=16); 1;0)" office:value-type="float" office:value="0" calcext:value-type="float">
            <text:p>0</text:p>
          </table:table-cell>
          <table:table-cell/>
          <table:table-cell table:formula="of:=IF([.J44]=16; [.G44]; -1)" office:value-type="float" office:value="187" calcext:value-type="float">
            <text:p>187</text:p>
          </table:table-cell>
          <table:table-cell table:number-columns-repeated="2"/>
          <table:table-cell table:formula="of:=IF([.J44]=16; OFFSET([.G44];MATCH(16;[.J45:.J50];0);0)-[.G44];0)" office:value-type="float" office:value="3" calcext:value-type="float">
            <text:p>3</text:p>
          </table:table-cell>
          <table:table-cell table:formula="of:=IF([.P44]=2;1;0)" office:value-type="float" office:value="0" calcext:value-type="float">
            <text:p>0</text:p>
          </table:table-cell>
          <table:table-cell table:formula="of:=IF([.Q44]=[.K44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8.3491" calcext:value-type="float">
            <text:p>28.3491</text:p>
          </table:table-cell>
          <table:table-cell table:style-name="ce1" office:value-type="float" office:value="15.353" calcext:value-type="float">
            <text:p>15.353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45]=16; [.D46]=16); 1;0)"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5.6016" calcext:value-type="float">
            <text:p>25.6016</text:p>
          </table:table-cell>
          <table:table-cell office:value-type="float" office:value="13.6392" calcext:value-type="float">
            <text:p>13.6392</text:p>
          </table:table-cell>
          <table:table-cell office:value-type="float" office:value="3674" calcext:value-type="float">
            <text:p>3674</text:p>
          </table:table-cell>
          <table:table-cell table:formula="of:=IF(AND([.J45]=16; [.J46]=16); 1;0)" office:value-type="float" office:value="0" calcext:value-type="float">
            <text:p>0</text:p>
          </table:table-cell>
          <table:table-cell/>
          <table:table-cell table:formula="of:=IF([.J45]=16; [.G45]; -1)" office:value-type="float" office:value="-1" calcext:value-type="float">
            <text:p>-1</text:p>
          </table:table-cell>
          <table:table-cell table:number-columns-repeated="2"/>
          <table:table-cell table:formula="of:=IF([.J45]=16; OFFSET([.G45];MATCH(16;[.J46:.J51];0);0)-[.G45];0)" office:value-type="float" office:value="0" calcext:value-type="float">
            <text:p>0</text:p>
          </table:table-cell>
          <table:table-cell table:formula="of:=IF([.P45]=2;1;0)" office:value-type="float" office:value="0" calcext:value-type="float">
            <text:p>0</text:p>
          </table:table-cell>
          <table:table-cell table:formula="of:=IF([.Q45]=[.K45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8.418" calcext:value-type="float">
            <text:p>28.418</text:p>
          </table:table-cell>
          <table:table-cell table:style-name="ce1" office:value-type="float" office:value="15.2761" calcext:value-type="float">
            <text:p>15.276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46]=16; [.D47]=16); 1;0)" office:value-type="float" office:value="1" calcext:value-type="float">
            <text:p>1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5.6567" calcext:value-type="float">
            <text:p>25.6567</text:p>
          </table:table-cell>
          <table:table-cell table:style-name="ce1" office:value-type="float" office:value="13.7112" calcext:value-type="float">
            <text:p>13.71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J46]=16; [.J47]=16); 1;0)" office:value-type="float" office:value="1" calcext:value-type="float">
            <text:p>1</text:p>
          </table:table-cell>
          <table:table-cell/>
          <table:table-cell table:formula="of:=IF([.J46]=16; [.G46]; -1)" office:value-type="float" office:value="190" calcext:value-type="float">
            <text:p>190</text:p>
          </table:table-cell>
          <table:table-cell table:number-columns-repeated="2"/>
          <table:table-cell table:formula="of:=IF([.J46]=16; OFFSET([.G46];MATCH(16;[.J47:.J52];0);0)-[.G46];0)" office:value-type="float" office:value="2" calcext:value-type="float">
            <text:p>2</text:p>
          </table:table-cell>
          <table:table-cell table:formula="of:=IF([.P46]=2;1;0)" office:value-type="float" office:value="1" calcext:value-type="float">
            <text:p>1</text:p>
          </table:table-cell>
          <table:table-cell table:formula="of:=IF([.Q46]=[.K46]; 0; 1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.5977" calcext:value-type="float">
            <text:p>28.5977</text:p>
          </table:table-cell>
          <table:table-cell office:value-type="float" office:value="15.3296" calcext:value-type="float">
            <text:p>15.3296</text:p>
          </table:table-cell>
          <table:table-cell office:value-type="float" office:value="16" calcext:value-type="float">
            <text:p>16</text:p>
          </table:table-cell>
          <table:table-cell table:formula="of:=IF(AND([.D47]=16; [.D48]=16); 1;0)"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5.8174" calcext:value-type="float">
            <text:p>25.8174</text:p>
          </table:table-cell>
          <table:table-cell office:value-type="float" office:value="13.76" calcext:value-type="float">
            <text:p>13.76</text:p>
          </table:table-cell>
          <table:table-cell office:value-type="float" office:value="16" calcext:value-type="float">
            <text:p>16</text:p>
          </table:table-cell>
          <table:table-cell table:formula="of:=IF(AND([.J47]=16; [.J48]=16); 1;0)" office:value-type="float" office:value="0" calcext:value-type="float">
            <text:p>0</text:p>
          </table:table-cell>
          <table:table-cell/>
          <table:table-cell table:formula="of:=IF([.J47]=16; [.G47]; -1)" office:value-type="float" office:value="192" calcext:value-type="float">
            <text:p>192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.697" calcext:value-type="float">
            <text:p>28.697</text:p>
          </table:table-cell>
          <table:table-cell office:value-type="float" office:value="15.3591" calcext:value-type="float">
            <text:p>15.3591</text:p>
          </table:table-cell>
          <table:table-cell office:value-type="float" office:value="3674" calcext:value-type="float">
            <text:p>3674</text:p>
          </table:table-cell>
          <table:table-cell table:formula="of:=IF(AND([.D48]=16; [.D49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.3518" calcext:value-type="float">
            <text:p>28.3518</text:p>
          </table:table-cell>
          <table:table-cell office:value-type="float" office:value="15.2131" calcext:value-type="float">
            <text:p>15.2131</text:p>
          </table:table-cell>
          <table:table-cell office:value-type="float" office:value="16" calcext:value-type="float">
            <text:p>16</text:p>
          </table:table-cell>
          <table:table-cell table:formula="of:=IF(AND([.D49]=16; [.D50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.3472" calcext:value-type="float">
            <text:p>28.3472</text:p>
          </table:table-cell>
          <table:table-cell office:value-type="float" office:value="15.2112" calcext:value-type="float">
            <text:p>15.2112</text:p>
          </table:table-cell>
          <table:table-cell office:value-type="float" office:value="3674" calcext:value-type="float">
            <text:p>3674</text:p>
          </table:table-cell>
          <table:table-cell table:formula="of:=IF(AND([.D50]=16; [.D51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8.418" calcext:value-type="float">
            <text:p>28.418</text:p>
          </table:table-cell>
          <table:table-cell table:style-name="ce1" office:value-type="float" office:value="15.2761" calcext:value-type="float">
            <text:p>15.276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51]=16; [.D52]=16); 1;0)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8.4194" calcext:value-type="float">
            <text:p>28.4194</text:p>
          </table:table-cell>
          <table:table-cell table:style-name="ce1" office:value-type="float" office:value="15.2898" calcext:value-type="float">
            <text:p>15.289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52]=16; [.D53]=16); 1;0)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8.4238" calcext:value-type="float">
            <text:p>28.4238</text:p>
          </table:table-cell>
          <table:table-cell table:style-name="ce1" office:value-type="float" office:value="15.2976" calcext:value-type="float">
            <text:p>15.297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53]=16; [.D54]=16); 1;0)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8.4204" calcext:value-type="float">
            <text:p>28.4204</text:p>
          </table:table-cell>
          <table:table-cell table:style-name="ce1" office:value-type="float" office:value="15.2642" calcext:value-type="float">
            <text:p>15.264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54]=16; [.D55]=16); 1;0)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8.2676" calcext:value-type="float">
            <text:p>28.2676</text:p>
          </table:table-cell>
          <table:table-cell table:style-name="ce1" office:value-type="float" office:value="15.3562" calcext:value-type="float">
            <text:p>15.356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55]=16; [.D56]=16); 1;0)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.5977" calcext:value-type="float">
            <text:p>28.5977</text:p>
          </table:table-cell>
          <table:table-cell office:value-type="float" office:value="15.179" calcext:value-type="float">
            <text:p>15.179</text:p>
          </table:table-cell>
          <table:table-cell office:value-type="float" office:value="16" calcext:value-type="float">
            <text:p>16</text:p>
          </table:table-cell>
          <table:table-cell table:formula="of:=IF(AND([.D56]=16; [.D57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.6833" calcext:value-type="float">
            <text:p>28.6833</text:p>
          </table:table-cell>
          <table:table-cell office:value-type="float" office:value="15.1326" calcext:value-type="float">
            <text:p>15.1326</text:p>
          </table:table-cell>
          <table:table-cell office:value-type="float" office:value="3674" calcext:value-type="float">
            <text:p>3674</text:p>
          </table:table-cell>
          <table:table-cell table:formula="of:=IF(AND([.D57]=16; [.D58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.5171" calcext:value-type="float">
            <text:p>28.5171</text:p>
          </table:table-cell>
          <table:table-cell office:value-type="float" office:value="15.2188" calcext:value-type="float">
            <text:p>15.2188</text:p>
          </table:table-cell>
          <table:table-cell office:value-type="float" office:value="16" calcext:value-type="float">
            <text:p>16</text:p>
          </table:table-cell>
          <table:table-cell table:formula="of:=IF(AND([.D58]=16; [.D59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.4092" calcext:value-type="float">
            <text:p>28.4092</text:p>
          </table:table-cell>
          <table:table-cell office:value-type="float" office:value="15.2747" calcext:value-type="float">
            <text:p>15.2747</text:p>
          </table:table-cell>
          <table:table-cell office:value-type="float" office:value="3674" calcext:value-type="float">
            <text:p>3674</text:p>
          </table:table-cell>
          <table:table-cell table:formula="of:=IF(AND([.D59]=16; [.D60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8.418" calcext:value-type="float">
            <text:p>28.418</text:p>
          </table:table-cell>
          <table:table-cell table:style-name="ce1" office:value-type="float" office:value="15.2761" calcext:value-type="float">
            <text:p>15.276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60]=16; [.D61]=16); 1;0)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.6699" calcext:value-type="float">
            <text:p>28.6699</text:p>
          </table:table-cell>
          <table:table-cell office:value-type="float" office:value="14.9988" calcext:value-type="float">
            <text:p>14.9988</text:p>
          </table:table-cell>
          <table:table-cell office:value-type="float" office:value="16" calcext:value-type="float">
            <text:p>16</text:p>
          </table:table-cell>
          <table:table-cell table:formula="of:=IF(AND([.D61]=16; [.D62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.719" calcext:value-type="float">
            <text:p>28.719</text:p>
          </table:table-cell>
          <table:table-cell office:value-type="float" office:value="14.9451" calcext:value-type="float">
            <text:p>14.9451</text:p>
          </table:table-cell>
          <table:table-cell office:value-type="float" office:value="3674" calcext:value-type="float">
            <text:p>3674</text:p>
          </table:table-cell>
          <table:table-cell table:formula="of:=IF(AND([.D62]=16; [.D63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.4661" calcext:value-type="float">
            <text:p>28.4661</text:p>
          </table:table-cell>
          <table:table-cell office:value-type="float" office:value="15.2219" calcext:value-type="float">
            <text:p>15.2219</text:p>
          </table:table-cell>
          <table:table-cell office:value-type="float" office:value="16" calcext:value-type="float">
            <text:p>16</text:p>
          </table:table-cell>
          <table:table-cell table:formula="of:=IF(AND([.D63]=16; [.D64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15.2764" calcext:value-type="float">
            <text:p>15.2764</text:p>
          </table:table-cell>
          <table:table-cell office:value-type="float" office:value="3674" calcext:value-type="float">
            <text:p>3674</text:p>
          </table:table-cell>
          <table:table-cell table:formula="of:=IF(AND([.D64]=16; [.D65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8.418" calcext:value-type="float">
            <text:p>28.418</text:p>
          </table:table-cell>
          <table:table-cell table:style-name="ce1" office:value-type="float" office:value="15.2761" calcext:value-type="float">
            <text:p>15.276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65]=16; [.D66]=16); 1;0)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.584" calcext:value-type="float">
            <text:p>28.584</text:p>
          </table:table-cell>
          <table:table-cell office:value-type="float" office:value="15.363" calcext:value-type="float">
            <text:p>15.363</text:p>
          </table:table-cell>
          <table:table-cell office:value-type="float" office:value="16" calcext:value-type="float">
            <text:p>16</text:p>
          </table:table-cell>
          <table:table-cell table:formula="of:=IF(AND([.D66]=16; [.D67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.6313" calcext:value-type="float">
            <text:p>28.6313</text:p>
          </table:table-cell>
          <table:table-cell office:value-type="float" office:value="15.3879" calcext:value-type="float">
            <text:p>15.3879</text:p>
          </table:table-cell>
          <table:table-cell office:value-type="float" office:value="3674" calcext:value-type="float">
            <text:p>3674</text:p>
          </table:table-cell>
          <table:table-cell table:formula="of:=IF(AND([.D67]=16; [.D68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.4653" calcext:value-type="float">
            <text:p>28.4653</text:p>
          </table:table-cell>
          <table:table-cell office:value-type="float" office:value="15.301" calcext:value-type="float">
            <text:p>15.301</text:p>
          </table:table-cell>
          <table:table-cell office:value-type="float" office:value="16" calcext:value-type="float">
            <text:p>16</text:p>
          </table:table-cell>
          <table:table-cell table:formula="of:=IF(AND([.D68]=16; [.D69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.418" calcext:value-type="float">
            <text:p>28.418</text:p>
          </table:table-cell>
          <table:table-cell office:value-type="float" office:value="15.2761" calcext:value-type="float">
            <text:p>15.2761</text:p>
          </table:table-cell>
          <table:table-cell office:value-type="float" office:value="3674" calcext:value-type="float">
            <text:p>3674</text:p>
          </table:table-cell>
          <table:table-cell table:formula="of:=IF(AND([.D69]=16; [.D70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.238" calcext:value-type="float">
            <text:p>28.238</text:p>
          </table:table-cell>
          <table:table-cell office:value-type="float" office:value="15.2241" calcext:value-type="float">
            <text:p>15.2241</text:p>
          </table:table-cell>
          <table:table-cell office:value-type="float" office:value="16" calcext:value-type="float">
            <text:p>16</text:p>
          </table:table-cell>
          <table:table-cell table:formula="of:=IF(AND([.D70]=16; [.D71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.188" calcext:value-type="float">
            <text:p>28.188</text:p>
          </table:table-cell>
          <table:table-cell office:value-type="float" office:value="15.2097" calcext:value-type="float">
            <text:p>15.2097</text:p>
          </table:table-cell>
          <table:table-cell office:value-type="float" office:value="3674" calcext:value-type="float">
            <text:p>3674</text:p>
          </table:table-cell>
          <table:table-cell table:formula="of:=IF(AND([.D71]=16; [.D72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8.1702" calcext:value-type="float">
            <text:p>28.1702</text:p>
          </table:table-cell>
          <table:table-cell table:style-name="ce1" office:value-type="float" office:value="15.1816" calcext:value-type="float">
            <text:p>15.181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IF(AND([.D72]=16; [.D73]=16); 1;0)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.3372" calcext:value-type="float">
            <text:p>28.3372</text:p>
          </table:table-cell>
          <table:table-cell office:value-type="float" office:value="15.2664" calcext:value-type="float">
            <text:p>15.2664</text:p>
          </table:table-cell>
          <table:table-cell office:value-type="float" office:value="16" calcext:value-type="float">
            <text:p>16</text:p>
          </table:table-cell>
          <table:table-cell table:formula="of:=IF(AND([.D73]=16; [.D74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.3706" calcext:value-type="float">
            <text:p>28.3706</text:p>
          </table:table-cell>
          <table:table-cell office:value-type="float" office:value="15.2834" calcext:value-type="float">
            <text:p>15.2834</text:p>
          </table:table-cell>
          <table:table-cell office:value-type="float" office:value="3674" calcext:value-type="float">
            <text:p>3674</text:p>
          </table:table-cell>
          <table:table-cell table:formula="of:=IF(AND([.D74]=16; [.D75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.6304" calcext:value-type="float">
            <text:p>28.6304</text:p>
          </table:table-cell>
          <table:table-cell office:value-type="float" office:value="15.0134" calcext:value-type="float">
            <text:p>15.0134</text:p>
          </table:table-cell>
          <table:table-cell office:value-type="float" office:value="16" calcext:value-type="float">
            <text:p>16</text:p>
          </table:table-cell>
          <table:table-cell table:formula="of:=IF(AND([.D75]=16; [.D76]=16); 1;0)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.6982" calcext:value-type="float">
            <text:p>28.6982</text:p>
          </table:table-cell>
          <table:table-cell office:value-type="float" office:value="14.9429" calcext:value-type="float">
            <text:p>14.9429</text:p>
          </table:table-cell>
          <table:table-cell office:value-type="float" office:value="3674" calcext:value-type="float">
            <text:p>3674</text:p>
          </table:table-cell>
          <table:table-cell table:formula="of:=IF(AND([.D76]=16; [.D77]=16); 1;0)" office:value-type="float" office:value="0" calcext:value-type="float">
            <text:p>0</text:p>
          </table:table-cell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9:35:47.317253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8:56:03.457552084</meta:creation-date>
    <dc:date>2020-03-31T21:53:06.380154979</dc:date>
    <meta:editing-duration>PT1H20M12S</meta:editing-duration>
    <meta:editing-cycles>3</meta:editing-cycles>
    <meta:generator>LibreOffice/6.0.7.3$Linux_X86_64 LibreOffice_project/00m0$Build-3</meta:generator>
    <meta:document-statistic meta:table-count="1" meta:cell-count="10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92cm" svg:y="4.201cm" style:legend-expansion="high" chart:style-name="ch2"/>
        <chart:plot-area chart:style-name="ch3" table:cell-range-address="Sheet1.A2:Sheet1.BR3" svg:x="0.237cm" svg:y="0.369cm" svg:width="13.65cm" svg:height="8.638cm">
          <chartooo:coordinate-region svg:x="1.149cm" svg:y="0.568cm" svg:width="12.406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BR3" chart:class="chart:scatter">
            <chart:domain table:cell-range-address="Sheet1.A2:Sheet1.BR2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5.2991">
                <text:p>25.2991</text:p>
                <draw:g>
                  <svg:desc>Sheet1.A2:Sheet1.BR2</svg:desc>
                </draw:g>
              </table:table-cell>
              <table:table-cell office:value-type="float" office:value="25.3196">
                <text:p>25.3196</text:p>
              </table:table-cell>
              <table:table-cell office:value-type="float" office:value="25.5232">
                <text:p>25.5232</text:p>
              </table:table-cell>
              <table:table-cell office:value-type="float" office:value="25.5566">
                <text:p>25.5566</text:p>
              </table:table-cell>
              <table:table-cell office:value-type="float" office:value="25.4077">
                <text:p>25.4077</text:p>
              </table:table-cell>
              <table:table-cell office:value-type="float" office:value="25.4001">
                <text:p>25.4001</text:p>
              </table:table-cell>
              <table:table-cell office:value-type="float" office:value="25.2378">
                <text:p>25.2378</text:p>
              </table:table-cell>
              <table:table-cell office:value-type="float" office:value="25.0942">
                <text:p>25.0942</text:p>
              </table:table-cell>
              <table:table-cell office:value-type="float" office:value="25.2678">
                <text:p>25.2678</text:p>
              </table:table-cell>
              <table:table-cell office:value-type="float" office:value="25.321">
                <text:p>25.321</text:p>
              </table:table-cell>
              <table:table-cell office:value-type="float" office:value="25.3091">
                <text:p>25.3091</text:p>
              </table:table-cell>
              <table:table-cell office:value-type="float" office:value="25.2866">
                <text:p>25.2866</text:p>
              </table:table-cell>
              <table:table-cell office:value-type="float" office:value="25.3091">
                <text:p>25.3091</text:p>
              </table:table-cell>
              <table:table-cell office:value-type="float" office:value="25.4573">
                <text:p>25.4573</text:p>
              </table:table-cell>
              <table:table-cell office:value-type="float" office:value="25.5615">
                <text:p>25.5615</text:p>
              </table:table-cell>
              <table:table-cell office:value-type="float" office:value="25.4131">
                <text:p>25.4131</text:p>
              </table:table-cell>
              <table:table-cell office:value-type="float" office:value="25.3091">
                <text:p>25.3091</text:p>
              </table:table-cell>
              <table:table-cell office:value-type="float" office:value="25.9829">
                <text:p>25.9829</text:p>
              </table:table-cell>
              <table:table-cell office:value-type="float" office:value="26.0623">
                <text:p>26.0623</text:p>
              </table:table-cell>
              <table:table-cell office:value-type="float" office:value="25.3872">
                <text:p>25.3872</text:p>
              </table:table-cell>
              <table:table-cell office:value-type="float" office:value="25.3245">
                <text:p>25.3245</text:p>
              </table:table-cell>
              <table:table-cell office:value-type="float" office:value="25.3091">
                <text:p>25.3091</text:p>
              </table:table-cell>
              <table:table-cell office:value-type="float" office:value="25.3469">
                <text:p>25.3469</text:p>
              </table:table-cell>
              <table:table-cell office:value-type="float" office:value="25.3069">
                <text:p>25.3069</text:p>
              </table:table-cell>
              <table:table-cell office:value-type="float" office:value="25.4155">
                <text:p>25.4155</text:p>
              </table:table-cell>
              <table:table-cell office:value-type="float" office:value="25.4883">
                <text:p>25.4883</text:p>
              </table:table-cell>
              <table:table-cell office:value-type="float" office:value="25.377">
                <text:p>25.377</text:p>
              </table:table-cell>
              <table:table-cell office:value-type="float" office:value="25.3115">
                <text:p>25.3115</text:p>
              </table:table-cell>
              <table:table-cell office:value-type="float" office:value="25.3091">
                <text:p>25.3091</text:p>
              </table:table-cell>
              <table:table-cell office:value-type="float" office:value="25.3274">
                <text:p>25.3274</text:p>
              </table:table-cell>
              <table:table-cell office:value-type="float" office:value="25.3325">
                <text:p>25.3325</text:p>
              </table:table-cell>
              <table:table-cell office:value-type="float" office:value="25.3142">
                <text:p>25.3142</text:p>
              </table:table-cell>
              <table:table-cell office:value-type="float" office:value="25.3091">
                <text:p>25.3091</text:p>
              </table:table-cell>
              <table:table-cell office:value-type="float" office:value="25.2234">
                <text:p>25.2234</text:p>
              </table:table-cell>
              <table:table-cell office:value-type="float" office:value="25.3091">
                <text:p>25.3091</text:p>
              </table:table-cell>
              <table:table-cell office:value-type="float" office:value="25.2788">
                <text:p>25.2788</text:p>
              </table:table-cell>
              <table:table-cell office:value-type="float" office:value="25.3091">
                <text:p>25.3091</text:p>
              </table:table-cell>
              <table:table-cell office:value-type="float" office:value="25.3079">
                <text:p>25.3079</text:p>
              </table:table-cell>
              <table:table-cell office:value-type="float" office:value="25.2815">
                <text:p>25.2815</text:p>
              </table:table-cell>
              <table:table-cell office:value-type="float" office:value="25.1514">
                <text:p>25.1514</text:p>
              </table:table-cell>
              <table:table-cell office:value-type="float" office:value="25.2947">
                <text:p>25.2947</text:p>
              </table:table-cell>
              <table:table-cell office:value-type="float" office:value="25.3083">
                <text:p>25.3083</text:p>
              </table:table-cell>
              <table:table-cell office:value-type="float" office:value="25.3086">
                <text:p>25.3086</text:p>
              </table:table-cell>
              <table:table-cell office:value-type="float" office:value="25.3252">
                <text:p>25.3252</text:p>
              </table:table-cell>
              <table:table-cell office:value-type="float" office:value="25.2805">
                <text:p>25.2805</text:p>
              </table:table-cell>
              <table:table-cell office:value-type="float" office:value="25.3081">
                <text:p>25.3081</text:p>
              </table:table-cell>
              <table:table-cell office:value-type="float" office:value="25.2292">
                <text:p>25.2292</text:p>
              </table:table-cell>
              <table:table-cell office:value-type="float" office:value="25.3091">
                <text:p>25.3091</text:p>
              </table:table-cell>
              <table:table-cell office:value-type="float" office:value="25.2627">
                <text:p>25.2627</text:p>
              </table:table-cell>
              <table:table-cell office:value-type="float" office:value="25.3999">
                <text:p>25.3999</text:p>
              </table:table-cell>
              <table:table-cell office:value-type="float" office:value="25.4321">
                <text:p>25.4321</text:p>
              </table:table-cell>
              <table:table-cell office:value-type="float" office:value="25.325">
                <text:p>25.325</text:p>
              </table:table-cell>
              <table:table-cell office:value-type="float" office:value="25.3235">
                <text:p>25.3235</text:p>
              </table:table-cell>
              <table:table-cell office:value-type="float" office:value="25.2097">
                <text:p>25.2097</text:p>
              </table:table-cell>
              <table:table-cell office:value-type="float" office:value="25.1216">
                <text:p>25.1216</text:p>
              </table:table-cell>
              <table:table-cell office:value-type="float" office:value="25.2515">
                <text:p>25.2515</text:p>
              </table:table-cell>
              <table:table-cell office:value-type="float" office:value="25.3091">
                <text:p>25.3091</text:p>
              </table:table-cell>
              <table:table-cell office:value-type="float" office:value="25.3364">
                <text:p>25.3364</text:p>
              </table:table-cell>
              <table:table-cell office:value-type="float" office:value="25.3091">
                <text:p>25.3091</text:p>
              </table:table-cell>
              <table:table-cell office:value-type="float" office:value="25.2756">
                <text:p>25.2756</text:p>
              </table:table-cell>
              <table:table-cell office:value-type="float" office:value="25.3091">
                <text:p>25.3091</text:p>
              </table:table-cell>
              <table:table-cell office:value-type="float" office:value="25.0645">
                <text:p>25.0645</text:p>
              </table:table-cell>
              <table:table-cell office:value-type="float" office:value="24.9795">
                <text:p>24.9795</text:p>
              </table:table-cell>
              <table:table-cell office:value-type="float" office:value="25.2241">
                <text:p>25.2241</text:p>
              </table:table-cell>
              <table:table-cell office:value-type="float" office:value="25.3091">
                <text:p>25.3091</text:p>
              </table:table-cell>
              <table:table-cell office:value-type="float" office:value="25.3062">
                <text:p>25.3062</text:p>
              </table:table-cell>
              <table:table-cell office:value-type="float" office:value="25.304">
                <text:p>25.304</text:p>
              </table:table-cell>
              <table:table-cell office:value-type="float" office:value="25.1653">
                <text:p>25.1653</text:p>
              </table:table-cell>
              <table:table-cell office:value-type="float" office:value="25.1409">
                <text:p>25.1409</text:p>
              </table:table-cell>
              <table:table-cell office:value-type="float" office:value="26.1399">
                <text:p>26.1399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.9097">
                <text:p>12.9097</text:p>
                <draw:g>
                  <svg:desc>Sheet1.A3:Sheet1.BR3</svg:desc>
                </draw:g>
              </table:table-cell>
              <table:table-cell office:value-type="float" office:value="12.8931">
                <text:p>12.8931</text:p>
              </table:table-cell>
              <table:table-cell office:value-type="float" office:value="12.5786">
                <text:p>12.5786</text:p>
              </table:table-cell>
              <table:table-cell office:value-type="float" office:value="12.5271">
                <text:p>12.5271</text:p>
              </table:table-cell>
              <table:table-cell office:value-type="float" office:value="12.8708">
                <text:p>12.8708</text:p>
              </table:table-cell>
              <table:table-cell office:value-type="float" office:value="12.8887">
                <text:p>12.8887</text:p>
              </table:table-cell>
              <table:table-cell office:value-type="float" office:value="12.7954">
                <text:p>12.7954</text:p>
              </table:table-cell>
              <table:table-cell office:value-type="float" office:value="12.7129">
                <text:p>12.7129</text:p>
              </table:table-cell>
              <table:table-cell office:value-type="float" office:value="12.7837">
                <text:p>12.7837</text:p>
              </table:table-cell>
              <table:table-cell office:value-type="float" office:value="12.8054">
                <text:p>12.8054</text:p>
              </table:table-cell>
              <table:table-cell office:value-type="float" office:value="12.8198">
                <text:p>12.8198</text:p>
              </table:table-cell>
              <table:table-cell office:value-type="float" office:value="12.8088">
                <text:p>12.8088</text:p>
              </table:table-cell>
              <table:table-cell office:value-type="float" office:value="12.8198">
                <text:p>12.8198</text:p>
              </table:table-cell>
              <table:table-cell office:value-type="float" office:value="12.7053">
                <text:p>12.7053</text:p>
              </table:table-cell>
              <table:table-cell office:value-type="float" office:value="12.625">
                <text:p>12.625</text:p>
              </table:table-cell>
              <table:table-cell office:value-type="float" office:value="12.7395">
                <text:p>12.7395</text:p>
              </table:table-cell>
              <table:table-cell office:value-type="float" office:value="12.8198">
                <text:p>12.8198</text:p>
              </table:table-cell>
              <table:table-cell office:value-type="float" office:value="13.7192">
                <text:p>13.7192</text:p>
              </table:table-cell>
              <table:table-cell office:value-type="float" office:value="13.8354">
                <text:p>13.8354</text:p>
              </table:table-cell>
              <table:table-cell office:value-type="float" office:value="12.9133">
                <text:p>12.9133</text:p>
              </table:table-cell>
              <table:table-cell office:value-type="float" office:value="12.8215">
                <text:p>12.8215</text:p>
              </table:table-cell>
              <table:table-cell office:value-type="float" office:value="12.8198">
                <text:p>12.8198</text:p>
              </table:table-cell>
              <table:table-cell office:value-type="float" office:value="12.7617">
                <text:p>12.7617</text:p>
              </table:table-cell>
              <table:table-cell office:value-type="float" office:value="12.8083">
                <text:p>12.8083</text:p>
              </table:table-cell>
              <table:table-cell office:value-type="float" office:value="12.9609">
                <text:p>12.9609</text:p>
              </table:table-cell>
              <table:table-cell office:value-type="float" office:value="13.0627">
                <text:p>13.0627</text:p>
              </table:table-cell>
              <table:table-cell office:value-type="float" office:value="12.9121">
                <text:p>12.9121</text:p>
              </table:table-cell>
              <table:table-cell office:value-type="float" office:value="12.824">
                <text:p>12.824</text:p>
              </table:table-cell>
              <table:table-cell office:value-type="float" office:value="12.8198">
                <text:p>12.8198</text:p>
              </table:table-cell>
              <table:table-cell office:value-type="float" office:value="12.2581">
                <text:p>12.2581</text:p>
              </table:table-cell>
              <table:table-cell office:value-type="float" office:value="12.1111">
                <text:p>12.1111</text:p>
              </table:table-cell>
              <table:table-cell office:value-type="float" office:value="12.6729">
                <text:p>12.6729</text:p>
              </table:table-cell>
              <table:table-cell office:value-type="float" office:value="12.8198">
                <text:p>12.8198</text:p>
              </table:table-cell>
              <table:table-cell office:value-type="float" office:value="12.8555">
                <text:p>12.8555</text:p>
              </table:table-cell>
              <table:table-cell office:value-type="float" office:value="12.8198">
                <text:p>12.8198</text:p>
              </table:table-cell>
              <table:table-cell office:value-type="float" office:value="12.8408">
                <text:p>12.8408</text:p>
              </table:table-cell>
              <table:table-cell office:value-type="float" office:value="12.8198">
                <text:p>12.8198</text:p>
              </table:table-cell>
              <table:table-cell office:value-type="float" office:value="12.6768">
                <text:p>12.6768</text:p>
              </table:table-cell>
              <table:table-cell office:value-type="float" office:value="12.8198">
                <text:p>12.8198</text:p>
              </table:table-cell>
              <table:table-cell office:value-type="float" office:value="12.6855">
                <text:p>12.6855</text:p>
              </table:table-cell>
              <table:table-cell office:value-type="float" office:value="12.8062">
                <text:p>12.8062</text:p>
              </table:table-cell>
              <table:table-cell office:value-type="float" office:value="12.8176">
                <text:p>12.8176</text:p>
              </table:table-cell>
              <table:table-cell office:value-type="float" office:value="12.8191">
                <text:p>12.8191</text:p>
              </table:table-cell>
              <table:table-cell office:value-type="float" office:value="12.8269">
                <text:p>12.8269</text:p>
              </table:table-cell>
              <table:table-cell office:value-type="float" office:value="12.9016">
                <text:p>12.9016</text:p>
              </table:table-cell>
              <table:table-cell office:value-type="float" office:value="12.8179">
                <text:p>12.8179</text:p>
              </table:table-cell>
              <table:table-cell office:value-type="float" office:value="12.8064">
                <text:p>12.8064</text:p>
              </table:table-cell>
              <table:table-cell office:value-type="float" office:value="12.8198">
                <text:p>12.8198</text:p>
              </table:table-cell>
              <table:table-cell office:value-type="float" office:value="12.8784">
                <text:p>12.8784</text:p>
              </table:table-cell>
              <table:table-cell office:value-type="float" office:value="13.2271">
                <text:p>13.2271</text:p>
              </table:table-cell>
              <table:table-cell office:value-type="float" office:value="13.3086">
                <text:p>13.3086</text:p>
              </table:table-cell>
              <table:table-cell office:value-type="float" office:value="12.7571">
                <text:p>12.7571</text:p>
              </table:table-cell>
              <table:table-cell office:value-type="float" office:value="12.751">
                <text:p>12.751</text:p>
              </table:table-cell>
              <table:table-cell office:value-type="float" office:value="12.8997">
                <text:p>12.8997</text:p>
              </table:table-cell>
              <table:table-cell office:value-type="float" office:value="13.0146">
                <text:p>13.0146</text:p>
              </table:table-cell>
              <table:table-cell office:value-type="float" office:value="12.8796">
                <text:p>12.8796</text:p>
              </table:table-cell>
              <table:table-cell office:value-type="float" office:value="12.8198">
                <text:p>12.8198</text:p>
              </table:table-cell>
              <table:table-cell office:value-type="float" office:value="12.8328">
                <text:p>12.8328</text:p>
              </table:table-cell>
              <table:table-cell office:value-type="float" office:value="12.8198">
                <text:p>12.8198</text:p>
              </table:table-cell>
              <table:table-cell office:value-type="float" office:value="12.8577">
                <text:p>12.8577</text:p>
              </table:table-cell>
              <table:table-cell office:value-type="float" office:value="12.8198">
                <text:p>12.8198</text:p>
              </table:table-cell>
              <table:table-cell office:value-type="float" office:value="12.5356">
                <text:p>12.5356</text:p>
              </table:table-cell>
              <table:table-cell office:value-type="float" office:value="12.437">
                <text:p>12.437</text:p>
              </table:table-cell>
              <table:table-cell office:value-type="float" office:value="12.7212">
                <text:p>12.7212</text:p>
              </table:table-cell>
              <table:table-cell office:value-type="float" office:value="12.8198">
                <text:p>12.8198</text:p>
              </table:table-cell>
              <table:table-cell office:value-type="float" office:value="13.0071">
                <text:p>13.0071</text:p>
              </table:table-cell>
              <table:table-cell office:value-type="float" office:value="13.1494">
                <text:p>13.1494</text:p>
              </table:table-cell>
              <table:table-cell office:value-type="float" office:value="12.8013">
                <text:p>12.8013</text:p>
              </table:table-cell>
              <table:table-cell office:value-type="float" office:value="12.7397">
                <text:p>12.7397</text:p>
              </table:table-cell>
              <table:table-cell office:value-type="float" office:value="13.384">
                <text:p>13.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